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-labeled" table:style-name="ta1">
        <table:shapes>
          <draw:frame draw:z-index="0" draw:style-name="gr1" draw:text-style-name="P1" svg:width="192.34mm" svg:height="108.19mm" svg:x="163.71mm" svg:y="4.72mm">
            <draw:object draw:notify-on-update-of-ranges="'un-labeled'.B1:'un-labeled'.B1 'un-labeled'.B2:'un-labeled'.B228 'un-labeled'.C1:'un-labeled'.C1 'un-labeled'.C2:'un-labeled'.C2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7.51mm" svg:height="111.09mm" svg:x="164.53mm" svg:y="122.92mm">
            <draw:object draw:notify-on-update-of-ranges="'un-labeled'.B1:'un-labeled'.B1 'un-labeled'.B2:'un-labeled'.B228 'un-labeled'.D1:'un-labeled'.D1 'un-labeled'.D2:'un-labeled'.D2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perday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_hrc_wg.6_24_est_1.txt</text:p>
          </table:table-cell>
          <table:table-cell office:value-type="float" office:value="12153" calcext:value-type="float">
            <text:p>12153</text:p>
          </table:table-cell>
          <table:table-cell office:value-type="float" office:value="9.5" calcext:value-type="float">
            <text:p>9.5</text:p>
          </table:table-cell>
          <table:table-cell office:value-type="float" office:value="1279.26315789474" calcext:value-type="float">
            <text:p>1279.26315789474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4_lva_1.txt</text:p>
          </table:table-cell>
          <table:table-cell office:value-type="float" office:value="12611" calcext:value-type="float">
            <text:p>12611</text:p>
          </table:table-cell>
          <table:table-cell office:value-type="float" office:value="11" calcext:value-type="float">
            <text:p>11</text:p>
          </table:table-cell>
          <table:table-cell office:value-type="float" office:value="1146.45454545455" calcext:value-type="float">
            <text:p>1146.4545454545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4_moz_1.txt</text:p>
          </table:table-cell>
          <table:table-cell office:value-type="float" office:value="12266" calcext:value-type="float">
            <text:p>12266</text:p>
          </table:table-cell>
          <table:table-cell office:value-type="float" office:value="14" calcext:value-type="float">
            <text:p>14</text:p>
          </table:table-cell>
          <table:table-cell office:value-type="float" office:value="876.142857142857" calcext:value-type="float">
            <text:p>876.142857142857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4_syc_1.txt</text:p>
          </table:table-cell>
          <table:table-cell office:value-type="float" office:value="12357" calcext:value-type="float">
            <text:p>12357</text:p>
          </table:table-cell>
          <table:table-cell office:value-type="float" office:value="13" calcext:value-type="float">
            <text:p>13</text:p>
          </table:table-cell>
          <table:table-cell office:value-type="float" office:value="950.538461538462" calcext:value-type="float">
            <text:p>950.53846153846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atg_1.txt</text:p>
          </table:table-cell>
          <table:table-cell office:value-type="float" office:value="5920" calcext:value-type="float">
            <text:p>5920</text:p>
          </table:table-cell>
          <table:table-cell office:value-type="float" office:value="7" calcext:value-type="float">
            <text:p>7</text:p>
          </table:table-cell>
          <table:table-cell office:value-type="float" office:value="845.714285714286" calcext:value-type="float">
            <text:p>845.714285714286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grc_1.txt</text:p>
          </table:table-cell>
          <table:table-cell office:value-type="float" office:value="12387" calcext:value-type="float">
            <text:p>12387</text:p>
          </table:table-cell>
          <table:table-cell office:value-type="float" office:value="10" calcext:value-type="float">
            <text:p>10</text:p>
          </table:table-cell>
          <table:table-cell office:value-type="float" office:value="1238.7" calcext:value-type="float">
            <text:p>1238.7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hun_1.txt</text:p>
          </table:table-cell>
          <table:table-cell office:value-type="float" office:value="12384" calcext:value-type="float">
            <text:p>12384</text:p>
          </table:table-cell>
          <table:table-cell office:value-type="float" office:value="7.5" calcext:value-type="float">
            <text:p>7.5</text:p>
          </table:table-cell>
          <table:table-cell office:value-type="float" office:value="1651.2" calcext:value-type="float">
            <text:p>1651.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irl_1.txt</text:p>
          </table:table-cell>
          <table:table-cell office:value-type="float" office:value="12536" calcext:value-type="float">
            <text:p>12536</text:p>
          </table:table-cell>
          <table:table-cell office:value-type="float" office:value="11.5" calcext:value-type="float">
            <text:p>11.5</text:p>
          </table:table-cell>
          <table:table-cell office:value-type="float" office:value="1090.08695652174" calcext:value-type="float">
            <text:p>1090.08695652174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png_1.txt</text:p>
          </table:table-cell>
          <table:table-cell office:value-type="float" office:value="12494" calcext:value-type="float">
            <text:p>12494</text:p>
          </table:table-cell>
          <table:table-cell office:value-type="float" office:value="11" calcext:value-type="float">
            <text:p>11</text:p>
          </table:table-cell>
          <table:table-cell office:value-type="float" office:value="1135.81818181818" calcext:value-type="float">
            <text:p>1135.81818181818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sur_1.txt</text:p>
          </table:table-cell>
          <table:table-cell office:value-type="float" office:value="9973" calcext:value-type="float">
            <text:p>9973</text:p>
          </table:table-cell>
          <table:table-cell office:value-type="float" office:value="8.5" calcext:value-type="float">
            <text:p>8.5</text:p>
          </table:table-cell>
          <table:table-cell office:value-type="float" office:value="1173.29411764706" calcext:value-type="float">
            <text:p>1173.29411764706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swz_1.txt</text:p>
          </table:table-cell>
          <table:table-cell office:value-type="float" office:value="10009" calcext:value-type="float">
            <text:p>10009</text:p>
          </table:table-cell>
          <table:table-cell office:value-type="float" office:value="6" calcext:value-type="float">
            <text:p>6</text:p>
          </table:table-cell>
          <table:table-cell office:value-type="float" office:value="1668.16666666667" calcext:value-type="float">
            <text:p>1668.16666666667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tha_1.txt</text:p>
          </table:table-cell>
          <table:table-cell office:value-type="float" office:value="12427" calcext:value-type="float">
            <text:p>12427</text:p>
          </table:table-cell>
          <table:table-cell office:value-type="float" office:value="9.5" calcext:value-type="float">
            <text:p>9.5</text:p>
          </table:table-cell>
          <table:table-cell office:value-type="float" office:value="1308.10526315789" calcext:value-type="float">
            <text:p>1308.10526315789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tto_1.txt</text:p>
          </table:table-cell>
          <table:table-cell office:value-type="float" office:value="11877" calcext:value-type="float">
            <text:p>11877</text:p>
          </table:table-cell>
          <table:table-cell office:value-type="float" office:value="11" calcext:value-type="float">
            <text:p>11</text:p>
          </table:table-cell>
          <table:table-cell office:value-type="float" office:value="1079.72727272727" calcext:value-type="float">
            <text:p>1079.72727272727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tza_1.txt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float" office:value="1480.66666666667" calcext:value-type="float">
            <text:p>1480.66666666667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vct_1.txt</text:p>
          </table:table-cell>
          <table:table-cell office:value-type="float" office:value="12641" calcext:value-type="float">
            <text:p>12641</text:p>
          </table:table-cell>
          <table:table-cell office:value-type="float" office:value="6.5" calcext:value-type="float">
            <text:p>6.5</text:p>
          </table:table-cell>
          <table:table-cell office:value-type="float" office:value="1944.76923076923" calcext:value-type="float">
            <text:p>1944.7692307692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5_wsm_1.txt</text:p>
          </table:table-cell>
          <table:table-cell office:value-type="float" office:value="12380" calcext:value-type="float">
            <text:p>12380</text:p>
          </table:table-cell>
          <table:table-cell office:value-type="float" office:value="8" calcext:value-type="float">
            <text:p>8</text:p>
          </table:table-cell>
          <table:table-cell office:value-type="float" office:value="1547.5" calcext:value-type="float">
            <text:p>1547.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isl_1.txt</text:p>
          </table:table-cell>
          <table:table-cell office:value-type="float" office:value="12062" calcext:value-type="float">
            <text:p>12062</text:p>
          </table:table-cell>
          <table:table-cell office:value-type="float" office:value="6" calcext:value-type="float">
            <text:p>6</text:p>
          </table:table-cell>
          <table:table-cell office:value-type="float" office:value="2010.33333333333" calcext:value-type="float">
            <text:p>2010.3333333333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ltu_1.txt</text:p>
          </table:table-cell>
          <table:table-cell office:value-type="float" office:value="12558" calcext:value-type="float">
            <text:p>12558</text:p>
          </table:table-cell>
          <table:table-cell office:value-type="float" office:value="9.5" calcext:value-type="float">
            <text:p>9.5</text:p>
          </table:table-cell>
          <table:table-cell office:value-type="float" office:value="1321.89473684211" calcext:value-type="float">
            <text:p>1321.89473684211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mda_1.txt</text:p>
          </table:table-cell>
          <table:table-cell office:value-type="float" office:value="7509" calcext:value-type="float">
            <text:p>7509</text:p>
          </table:table-cell>
          <table:table-cell office:value-type="float" office:value="9" calcext:value-type="float">
            <text:p>9</text:p>
          </table:table-cell>
          <table:table-cell office:value-type="float" office:value="834.333333333333" calcext:value-type="float">
            <text:p>834.33333333333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ssd_1.txt</text:p>
          </table:table-cell>
          <table:table-cell office:value-type="float" office:value="8724" calcext:value-type="float">
            <text:p>8724</text:p>
          </table:table-cell>
          <table:table-cell office:value-type="float" office:value="5" calcext:value-type="float">
            <text:p>5</text:p>
          </table:table-cell>
          <table:table-cell office:value-type="float" office:value="1744.8" calcext:value-type="float">
            <text:p>1744.8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tls_1.txt</text:p>
          </table:table-cell>
          <table:table-cell office:value-type="float" office:value="11500" calcext:value-type="float">
            <text:p>11500</text:p>
          </table:table-cell>
          <table:table-cell office:value-type="float" office:value="5.5" calcext:value-type="float">
            <text:p>5.5</text:p>
          </table:table-cell>
          <table:table-cell office:value-type="float" office:value="2090.90909090909" calcext:value-type="float">
            <text:p>2090.90909090909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uga_1.txt</text:p>
          </table:table-cell>
          <table:table-cell office:value-type="float" office:value="11621" calcext:value-type="float">
            <text:p>11621</text:p>
          </table:table-cell>
          <table:table-cell office:value-type="float" office:value="8" calcext:value-type="float">
            <text:p>8</text:p>
          </table:table-cell>
          <table:table-cell office:value-type="float" office:value="1452.625" calcext:value-type="float">
            <text:p>1452.62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6_zwe_1.txt</text:p>
          </table:table-cell>
          <table:table-cell office:value-type="float" office:value="10874" calcext:value-type="float">
            <text:p>10874</text:p>
          </table:table-cell>
          <table:table-cell office:value-type="float" office:value="9" calcext:value-type="float">
            <text:p>9</text:p>
          </table:table-cell>
          <table:table-cell office:value-type="float" office:value="1208.22222222222" calcext:value-type="float">
            <text:p>1208.2222222222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bra_1.txt</text:p>
          </table:table-cell>
          <table:table-cell office:value-type="float" office:value="12545" calcext:value-type="float">
            <text:p>12545</text:p>
          </table:table-cell>
          <table:table-cell office:value-type="float" office:value="8.5" calcext:value-type="float">
            <text:p>8.5</text:p>
          </table:table-cell>
          <table:table-cell office:value-type="float" office:value="1475.88235294118" calcext:value-type="float">
            <text:p>1475.88235294118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fin_1.txt</text:p>
          </table:table-cell>
          <table:table-cell office:value-type="float" office:value="12081" calcext:value-type="float">
            <text:p>12081</text:p>
          </table:table-cell>
          <table:table-cell office:value-type="float" office:value="6" calcext:value-type="float">
            <text:p>6</text:p>
          </table:table-cell>
          <table:table-cell office:value-type="float" office:value="2013.5" calcext:value-type="float">
            <text:p>2013.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gbr_1.txt</text:p>
          </table:table-cell>
          <table:table-cell office:value-type="float" office:value="12043" calcext:value-type="float">
            <text:p>12043</text:p>
          </table:table-cell>
          <table:table-cell office:value-type="float" office:value="9" calcext:value-type="float">
            <text:p>9</text:p>
          </table:table-cell>
          <table:table-cell office:value-type="float" office:value="1338.11111111111" calcext:value-type="float">
            <text:p>1338.11111111111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idn_1.txt</text:p>
          </table:table-cell>
          <table:table-cell office:value-type="float" office:value="12411" calcext:value-type="float">
            <text:p>12411</text:p>
          </table:table-cell>
          <table:table-cell office:value-type="float" office:value="6" calcext:value-type="float">
            <text:p>6</text:p>
          </table:table-cell>
          <table:table-cell office:value-type="float" office:value="2068.5" calcext:value-type="float">
            <text:p>2068.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ind_1.txt</text:p>
          </table:table-cell>
          <table:table-cell office:value-type="float" office:value="12265" calcext:value-type="float">
            <text:p>12265</text:p>
          </table:table-cell>
          <table:table-cell office:value-type="float" office:value="9" calcext:value-type="float">
            <text:p>9</text:p>
          </table:table-cell>
          <table:table-cell office:value-type="float" office:value="1362.77777777778" calcext:value-type="float">
            <text:p>1362.77777777778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nld_1.txt</text:p>
          </table:table-cell>
          <table:table-cell office:value-type="float" office:value="12194" calcext:value-type="float">
            <text:p>12194</text:p>
          </table:table-cell>
          <table:table-cell office:value-type="float" office:value="7" calcext:value-type="float">
            <text:p>7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pol_1.txt</text:p>
          </table:table-cell>
          <table:table-cell office:value-type="float" office:value="12463" calcext:value-type="float">
            <text:p>12463</text:p>
          </table:table-cell>
          <table:table-cell office:value-type="float" office:value="8" calcext:value-type="float">
            <text:p>8</text:p>
          </table:table-cell>
          <table:table-cell office:value-type="float" office:value="1557.875" calcext:value-type="float">
            <text:p>1557.87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7_zaf_1.txt</text:p>
          </table:table-cell>
          <table:table-cell office:value-type="float" office:value="12312" calcext:value-type="float">
            <text:p>12312</text:p>
          </table:table-cell>
          <table:table-cell office:value-type="float" office:value="7" calcext:value-type="float">
            <text:p>7</text:p>
          </table:table-cell>
          <table:table-cell office:value-type="float" office:value="1758.85714285714" calcext:value-type="float">
            <text:p>1758.85714285714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8_jpn_1.txt</text:p>
          </table:table-cell>
          <table:table-cell office:value-type="float" office:value="11129" calcext:value-type="float">
            <text:p>11129</text:p>
          </table:table-cell>
          <table:table-cell office:value-type="float" office:value="5.5" calcext:value-type="float">
            <text:p>5.5</text:p>
          </table:table-cell>
          <table:table-cell office:value-type="float" office:value="2023.45454545455" calcext:value-type="float">
            <text:p>2023.4545454545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8_kor_1.txt</text:p>
          </table:table-cell>
          <table:table-cell office:value-type="float" office:value="11895" calcext:value-type="float">
            <text:p>11895</text:p>
          </table:table-cell>
          <table:table-cell office:value-type="float" office:value="6" calcext:value-type="float">
            <text:p>6</text:p>
          </table:table-cell>
          <table:table-cell office:value-type="float" office:value="1982.5" calcext:value-type="float">
            <text:p>1982.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8_lka_1.txt</text:p>
          </table:table-cell>
          <table:table-cell office:value-type="float" office:value="12535" calcext:value-type="float">
            <text:p>12535</text:p>
          </table:table-cell>
          <table:table-cell office:value-type="float" office:value="7" calcext:value-type="float">
            <text:p>7</text:p>
          </table:table-cell>
          <table:table-cell office:value-type="float" office:value="1790.71428571429" calcext:value-type="float">
            <text:p>1790.71428571429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8_pak_1.txt</text:p>
          </table:table-cell>
          <table:table-cell office:value-type="float" office:value="12564" calcext:value-type="float">
            <text:p>12564</text:p>
          </table:table-cell>
          <table:table-cell office:value-type="float" office:value="8.5" calcext:value-type="float">
            <text:p>8.5</text:p>
          </table:table-cell>
          <table:table-cell office:value-type="float" office:value="1478.11764705882" calcext:value-type="float">
            <text:p>1478.1176470588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8_ukr_1.txt</text:p>
          </table:table-cell>
          <table:table-cell office:value-type="float" office:value="12332" calcext:value-type="float">
            <text:p>12332</text:p>
          </table:table-cell>
          <table:table-cell office:value-type="float" office:value="6" calcext:value-type="float">
            <text:p>6</text:p>
          </table:table-cell>
          <table:table-cell office:value-type="float" office:value="2055.33333333333" calcext:value-type="float">
            <text:p>2055.3333333333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9_bwa_1.txt</text:p>
          </table:table-cell>
          <table:table-cell office:value-type="float" office:value="10956" calcext:value-type="float">
            <text:p>10956</text:p>
          </table:table-cell>
          <table:table-cell office:value-type="float" office:value="13" calcext:value-type="float">
            <text:p>13</text:p>
          </table:table-cell>
          <table:table-cell office:value-type="float" office:value="842.769230769231" calcext:value-type="float">
            <text:p>842.769230769231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9_mne_1.txt</text:p>
          </table:table-cell>
          <table:table-cell office:value-type="float" office:value="12513" calcext:value-type="float">
            <text:p>12513</text:p>
          </table:table-cell>
          <table:table-cell office:value-type="float" office:value="8" calcext:value-type="float">
            <text:p>8</text:p>
          </table:table-cell>
          <table:table-cell office:value-type="float" office:value="1564.125" calcext:value-type="float">
            <text:p>1564.12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9_rou_1.txt</text:p>
          </table:table-cell>
          <table:table-cell office:value-type="float" office:value="12565" calcext:value-type="float">
            <text:p>12565</text:p>
          </table:table-cell>
          <table:table-cell office:value-type="float" office:value="7.5" calcext:value-type="float">
            <text:p>7.5</text:p>
          </table:table-cell>
          <table:table-cell office:value-type="float" office:value="1675.33333333333" calcext:value-type="float">
            <text:p>1675.3333333333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9_srb_1.txt</text:p>
          </table:table-cell>
          <table:table-cell office:value-type="float" office:value="12064" calcext:value-type="float">
            <text:p>12064</text:p>
          </table:table-cell>
          <table:table-cell office:value-type="float" office:value="4.5" calcext:value-type="float">
            <text:p>4.5</text:p>
          </table:table-cell>
          <table:table-cell office:value-type="float" office:value="2680.88888888889" calcext:value-type="float">
            <text:p>2680.88888888889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29_ton_1.txt</text:p>
          </table:table-cell>
          <table:table-cell office:value-type="float" office:value="7768" calcext:value-type="float">
            <text:p>7768</text:p>
          </table:table-cell>
          <table:table-cell office:value-type="float" office:value="5" calcext:value-type="float">
            <text:p>5</text:p>
          </table:table-cell>
          <table:table-cell office:value-type="float" office:value="1553.6" calcext:value-type="float">
            <text:p>1553.6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0_bgd_1.txt</text:p>
          </table:table-cell>
          <table:table-cell office:value-type="float" office:value="12512" calcext:value-type="float">
            <text:p>12512</text:p>
          </table:table-cell>
          <table:table-cell office:value-type="float" office:value="9.5" calcext:value-type="float">
            <text:p>9.5</text:p>
          </table:table-cell>
          <table:table-cell office:value-type="float" office:value="1317.05263157895" calcext:value-type="float">
            <text:p>1317.0526315789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1_blz_1.txt</text:p>
          </table:table-cell>
          <table:table-cell office:value-type="float" office:value="11520" calcext:value-type="float">
            <text:p>1152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cyp_1.txt</text:p>
          </table:table-cell>
          <table:table-cell office:value-type="float" office:value="12218" calcext:value-type="float">
            <text:p>12218</text:p>
          </table:table-cell>
          <table:table-cell office:value-type="float" office:value="8" calcext:value-type="float">
            <text:p>8</text:p>
          </table:table-cell>
          <table:table-cell office:value-type="float" office:value="1527.25" calcext:value-type="float">
            <text:p>1527.2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eri_1.txt</text:p>
          </table:table-cell>
          <table:table-cell office:value-type="float" office:value="12753" calcext:value-type="float">
            <text:p>12753</text:p>
          </table:table-cell>
          <table:table-cell office:value-type="float" office:value="14" calcext:value-type="float">
            <text:p>14</text:p>
          </table:table-cell>
          <table:table-cell office:value-type="float" office:value="910.928571428571" calcext:value-type="float">
            <text:p>910.928571428571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mkd_1.txt</text:p>
          </table:table-cell>
          <table:table-cell office:value-type="float" office:value="12070" calcext:value-type="float">
            <text:p>12070</text:p>
          </table:table-cell>
          <table:table-cell office:value-type="float" office:value="8" calcext:value-type="float">
            <text:p>8</text:p>
          </table:table-cell>
          <table:table-cell office:value-type="float" office:value="1508.75" calcext:value-type="float">
            <text:p>1508.7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nzl_1.txt</text:p>
          </table:table-cell>
          <table:table-cell office:value-type="float" office:value="12451" calcext:value-type="float">
            <text:p>12451</text:p>
          </table:table-cell>
          <table:table-cell office:value-type="float" office:value="14" calcext:value-type="float">
            <text:p>14</text:p>
          </table:table-cell>
          <table:table-cell office:value-type="float" office:value="889.357142857143" calcext:value-type="float">
            <text:p>889.35714285714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svk_1.txt</text:p>
          </table:table-cell>
          <table:table-cell office:value-type="float" office:value="12202" calcext:value-type="float">
            <text:p>12202</text:p>
          </table:table-cell>
          <table:table-cell office:value-type="float" office:value="11" calcext:value-type="float">
            <text:p>11</text:p>
          </table:table-cell>
          <table:table-cell office:value-type="float" office:value="1109.27272727273" calcext:value-type="float">
            <text:p>1109.27272727273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vnm_1.txt</text:p>
          </table:table-cell>
          <table:table-cell office:value-type="float" office:value="12583" calcext:value-type="float">
            <text:p>12583</text:p>
          </table:table-cell>
          <table:table-cell office:value-type="float" office:value="8" calcext:value-type="float">
            <text:p>8</text:p>
          </table:table-cell>
          <table:table-cell office:value-type="float" office:value="1572.875" calcext:value-type="float">
            <text:p>1572.875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a_hrc_wg.6_32_vut_1.txt</text:p>
          </table:table-cell>
          <table:table-cell office:value-type="float" office:value="10320" calcext:value-type="float">
            <text:p>10320</text:p>
          </table:table-cell>
          <table:table-cell office:value-type="float" office:value="20" calcext:value-type="float">
            <text:p>2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a_hrc</text:p>
          </table:table-cell>
        </table:table-row>
        <table:table-row table:style-name="ro1">
          <table:table-cell office:value-type="string" calcext:value-type="string">
            <text:p>cat_c_bhr_co_2-3_add.1_corr.1.txt</text:p>
          </table:table-cell>
          <table:table-cell office:value-type="float" office:value="157" calcext:value-type="float">
            <text:p>157</text:p>
          </table:table-cell>
          <table:table-cell office:value-type="float" office:value="0.1" calcext:value-type="float">
            <text:p>0.1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c_cze_6.txt</text:p>
          </table:table-cell>
          <table:table-cell office:value-type="float" office:value="22586" calcext:value-type="float">
            <text:p>22586</text:p>
          </table:table-cell>
          <table:table-cell office:value-type="float" office:value="20" calcext:value-type="float">
            <text:p>20</text:p>
          </table:table-cell>
          <table:table-cell office:value-type="float" office:value="1129.3" calcext:value-type="float">
            <text:p>1129.3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c_lka_5_add.1.txt</text:p>
          </table:table-cell>
          <table:table-cell office:value-type="float" office:value="4743" calcext:value-type="float">
            <text:p>4743</text:p>
          </table:table-cell>
          <table:table-cell office:value-type="float" office:value="3" calcext:value-type="float">
            <text:p>3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c_mus_4.txt</text:p>
          </table:table-cell>
          <table:table-cell office:value-type="float" office:value="18508" calcext:value-type="float">
            <text:p>18508</text:p>
          </table:table-cell>
          <table:table-cell office:value-type="float" office:value="15" calcext:value-type="float">
            <text:p>15</text:p>
          </table:table-cell>
          <table:table-cell office:value-type="float" office:value="1233.86666666667" calcext:value-type="float">
            <text:p>1233.86666666667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c_tur_co_4_add.1.txt</text:p>
          </table:table-cell>
          <table:table-cell office:value-type="float" office:value="9245" calcext:value-type="float">
            <text:p>9245</text:p>
          </table:table-cell>
          <table:table-cell office:value-type="float" office:value="8" calcext:value-type="float">
            <text:p>8</text:p>
          </table:table-cell>
          <table:table-cell office:value-type="float" office:value="1155.625" calcext:value-type="float">
            <text:p>1155.625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op_arm_2_add.1.txt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488.5" calcext:value-type="float">
            <text:p>488.5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at_op_nld_1_add.1.txt</text:p>
          </table:table-cell>
          <table:table-cell office:value-type="float" office:value="3445" calcext:value-type="float">
            <text:p>3445</text:p>
          </table:table-cell>
          <table:table-cell office:value-type="float" office:value="7" calcext:value-type="float">
            <text:p>7</text:p>
          </table:table-cell>
          <table:table-cell office:value-type="float" office:value="492.142857142857" calcext:value-type="float">
            <text:p>492.142857142857</text:p>
          </table:table-cell>
          <table:table-cell office:value-type="string" calcext:value-type="string">
            <text:p>cat_c</text:p>
          </table:table-cell>
        </table:table-row>
        <table:table-row table:style-name="ro1">
          <table:table-cell office:value-type="string" calcext:value-type="string">
            <text:p>ccpr_c_aus_6.txt</text:p>
          </table:table-cell>
          <table:table-cell office:value-type="float" office:value="22395" calcext:value-type="float">
            <text:p>22395</text:p>
          </table:table-cell>
          <table:table-cell office:value-type="float" office:value="19" calcext:value-type="float">
            <text:p>19</text:p>
          </table:table-cell>
          <table:table-cell office:value-type="float" office:value="1178.68421052632" calcext:value-type="float">
            <text:p>1178.68421052632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cze_co_3_add.2.txt</text:p>
          </table:table-cell>
          <table:table-cell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  <table:table-cell office:value-type="float" office:value="1667.33333333333" calcext:value-type="float">
            <text:p>1667.33333333333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ita_q_6_add.1.txt</text:p>
          </table:table-cell>
          <table:table-cell office:value-type="float" office:value="12028" calcext:value-type="float">
            <text:p>12028</text:p>
          </table:table-cell>
          <table:table-cell office:value-type="float" office:value="5" calcext:value-type="float">
            <text:p>5</text:p>
          </table:table-cell>
          <table:table-cell office:value-type="float" office:value="2405.6" calcext:value-type="float">
            <text:p>2405.6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lbr_1.txt</text:p>
          </table:table-cell>
          <table:table-cell office:value-type="float" office:value="20248" calcext:value-type="float">
            <text:p>20248</text:p>
          </table:table-cell>
          <table:table-cell office:value-type="float" office:value="9" calcext:value-type="float">
            <text:p>9</text:p>
          </table:table-cell>
          <table:table-cell office:value-type="float" office:value="2249.77777777778" calcext:value-type="float">
            <text:p>2249.77777777778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lva_co_3_add.1.txt</text:p>
          </table:table-cell>
          <table:table-cell office:value-type="float" office:value="8404" calcext:value-type="float">
            <text:p>8404</text:p>
          </table:table-cell>
          <table:table-cell office:value-type="float" office:value="7" calcext:value-type="float">
            <text:p>7</text:p>
          </table:table-cell>
          <table:table-cell office:value-type="float" office:value="1200.57142857143" calcext:value-type="float">
            <text:p>1200.57142857143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nam_q_2_add.1.txt</text:p>
          </table:table-cell>
          <table:table-cell office:value-type="float" office:value="12339" calcext:value-type="float">
            <text:p>12339</text:p>
          </table:table-cell>
          <table:table-cell office:value-type="float" office:value="16" calcext:value-type="float">
            <text:p>16</text:p>
          </table:table-cell>
          <table:table-cell office:value-type="float" office:value="771.1875" calcext:value-type="float">
            <text:p>771.1875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pak_q_1_add.1.txt</text:p>
          </table:table-cell>
          <table:table-cell office:value-type="float" office:value="12570" calcext:value-type="float">
            <text:p>12570</text:p>
          </table:table-cell>
          <table:table-cell office:value-type="float" office:value="11" calcext:value-type="float">
            <text:p>11</text:p>
          </table:table-cell>
          <table:table-cell office:value-type="float" office:value="1142.72727272727" calcext:value-type="float">
            <text:p>1142.72727272727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srb_q_3_add.1.txt</text:p>
          </table:table-cell>
          <table:table-cell office:value-type="float" office:value="12719" calcext:value-type="float">
            <text:p>12719</text:p>
          </table:table-cell>
          <table:table-cell office:value-type="float" office:value="10" calcext:value-type="float">
            <text:p>10</text:p>
          </table:table-cell>
          <table:table-cell office:value-type="float" office:value="1271.9" calcext:value-type="float">
            <text:p>1271.9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cpr_c_svk_q_4_add.1.txt</text:p>
          </table:table-cell>
          <table:table-cell office:value-type="float" office:value="12509" calcext:value-type="float">
            <text:p>12509</text:p>
          </table:table-cell>
          <table:table-cell office:value-type="float" office:value="10" calcext:value-type="float">
            <text:p>10</text:p>
          </table:table-cell>
          <table:table-cell office:value-type="float" office:value="1250.9" calcext:value-type="float">
            <text:p>1250.9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ced_c_arm_co_1_add.1.txt</text:p>
          </table:table-cell>
          <table:table-cell office:value-type="float" office:value="3318" calcext:value-type="float">
            <text:p>3318</text:p>
          </table:table-cell>
          <table:table-cell office:value-type="float" office:value="2" calcext:value-type="float">
            <text:p>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aut_1.txt</text:p>
          </table:table-cell>
          <table:table-cell office:value-type="float" office:value="14890" calcext:value-type="float">
            <text:p>14890</text:p>
          </table:table-cell>
          <table:table-cell office:value-type="float" office:value="11.5" calcext:value-type="float">
            <text:p>11.5</text:p>
          </table:table-cell>
          <table:table-cell office:value-type="float" office:value="1294.78260869565" calcext:value-type="float">
            <text:p>1294.78260869565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jpn_1.txt</text:p>
          </table:table-cell>
          <table:table-cell office:value-type="float" office:value="21164" calcext:value-type="float">
            <text:p>21164</text:p>
          </table:table-cell>
          <table:table-cell office:value-type="float" office:value="15" calcext:value-type="float">
            <text:p>15</text:p>
          </table:table-cell>
          <table:table-cell office:value-type="float" office:value="1410.93333333333" calcext:value-type="float">
            <text:p>1410.93333333333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mne_co_1_add.1.txt</text:p>
          </table:table-cell>
          <table:table-cell office:value-type="float" office:value="3379" calcext:value-type="float">
            <text:p>3379</text:p>
          </table:table-cell>
          <table:table-cell office:value-type="float" office:value="2.5" calcext:value-type="float">
            <text:p>2.5</text:p>
          </table:table-cell>
          <table:table-cell office:value-type="float" office:value="1351.6" calcext:value-type="float">
            <text:p>1351.6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mne_q_1_add.1.txt</text:p>
          </table:table-cell>
          <table:table-cell office:value-type="float" office:value="15468" calcext:value-type="float">
            <text:p>15468</text:p>
          </table:table-cell>
          <table:table-cell office:value-type="float" office:value="20" calcext:value-type="float">
            <text:p>20</text:p>
          </table:table-cell>
          <table:table-cell office:value-type="float" office:value="773.4" calcext:value-type="float">
            <text:p>773.4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nld_co_1_add.1.txt</text:p>
          </table:table-cell>
          <table:table-cell office:value-type="float" office:value="2043" calcext:value-type="float">
            <text:p>2043</text:p>
          </table:table-cell>
          <table:table-cell office:value-type="float" office:value="2" calcext:value-type="float">
            <text:p>2</text:p>
          </table:table-cell>
          <table:table-cell office:value-type="float" office:value="1021.5" calcext:value-type="float">
            <text:p>1021.5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d_c_prt_1.txt</text:p>
          </table:table-cell>
          <table:table-cell office:value-type="float" office:value="19098" calcext:value-type="float">
            <text:p>19098</text:p>
          </table:table-cell>
          <table:table-cell office:value-type="float" office:value="9" calcext:value-type="float">
            <text:p>9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ced_c</text:p>
          </table:table-cell>
        </table:table-row>
        <table:table-row table:style-name="ro1">
          <table:table-cell office:value-type="string" calcext:value-type="string">
            <text:p>cerd_c_arm_co_7-11_add.1.txt</text:p>
          </table:table-cell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</text:p>
          </table:table-cell>
          <table:table-cell office:value-type="float" office:value="715.333333333333" calcext:value-type="float">
            <text:p>715.333333333333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deu_co_19-22_add.1.txt</text:p>
          </table:table-cell>
          <table:table-cell office:value-type="float" office:value="12553" calcext:value-type="float">
            <text:p>12553</text:p>
          </table:table-cell>
          <table:table-cell office:value-type="float" office:value="10.5" calcext:value-type="float">
            <text:p>10.5</text:p>
          </table:table-cell>
          <table:table-cell office:value-type="float" office:value="1195.52380952381" calcext:value-type="float">
            <text:p>1195.52380952381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dnk_co_20-21_add.1.txt</text:p>
          </table:table-cell>
          <table:table-cell office:value-type="float" office:value="2519" calcext:value-type="float">
            <text:p>2519</text:p>
          </table:table-cell>
          <table:table-cell office:value-type="float" office:value="4" calcext:value-type="float">
            <text:p>4</text:p>
          </table:table-cell>
          <table:table-cell office:value-type="float" office:value="629.75" calcext:value-type="float">
            <text:p>629.7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fin_23.txt</text:p>
          </table:table-cell>
          <table:table-cell office:value-type="float" office:value="24129" calcext:value-type="float">
            <text:p>24129</text:p>
          </table:table-cell>
          <table:table-cell office:value-type="float" office:value="12" calcext:value-type="float">
            <text:p>12</text:p>
          </table:table-cell>
          <table:table-cell office:value-type="float" office:value="2010.75" calcext:value-type="float">
            <text:p>2010.7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fin_co_23_add.1.txt</text:p>
          </table:table-cell>
          <table:table-cell office:value-type="float" office:value="4069" calcext:value-type="float">
            <text:p>4069</text:p>
          </table:table-cell>
          <table:table-cell office:value-type="float" office:value="2" calcext:value-type="float">
            <text:p>2</text:p>
          </table:table-cell>
          <table:table-cell office:value-type="float" office:value="2034.5" calcext:value-type="float">
            <text:p>2034.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geo_co_6-8_add.1.txt</text:p>
          </table:table-cell>
          <table:table-cell office:value-type="float" office:value="7104" calcext:value-type="float">
            <text:p>7104</text:p>
          </table:table-cell>
          <table:table-cell office:value-type="float" office:value="5.5" calcext:value-type="float">
            <text:p>5.5</text:p>
          </table:table-cell>
          <table:table-cell office:value-type="float" office:value="1291.63636363636" calcext:value-type="float">
            <text:p>1291.63636363636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grc_co_20-22_add.1.txt</text:p>
          </table:table-cell>
          <table:table-cell office:value-type="float" office:value="6117" calcext:value-type="float">
            <text:p>6117</text:p>
          </table:table-cell>
          <table:table-cell office:value-type="float" office:value="3" calcext:value-type="float">
            <text:p>3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ita_co_19-20_add.1.txt</text:p>
          </table:table-cell>
          <table:table-cell office:value-type="float" office:value="4377" calcext:value-type="float">
            <text:p>4377</text:p>
          </table:table-cell>
          <table:table-cell office:value-type="float" office:value="4" calcext:value-type="float">
            <text:p>4</text:p>
          </table:table-cell>
          <table:table-cell office:value-type="float" office:value="1094.25" calcext:value-type="float">
            <text:p>1094.2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jpn_co_7-9_add.1.txt</text:p>
          </table:table-cell>
          <table:table-cell office:value-type="float" office:value="2837" calcext:value-type="float">
            <text:p>2837</text:p>
          </table:table-cell>
          <table:table-cell office:value-type="float" office:value="2" calcext:value-type="float">
            <text:p>2</text:p>
          </table:table-cell>
          <table:table-cell office:value-type="float" office:value="1418.5" calcext:value-type="float">
            <text:p>1418.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jpn_co_7-9_add.2.txt</text:p>
          </table:table-cell>
          <table:table-cell office:value-type="float" office:value="2626" calcext:value-type="float">
            <text:p>2626</text:p>
          </table:table-cell>
          <table:table-cell office:value-type="float" office:value="1.5" calcext:value-type="float">
            <text:p>1.5</text:p>
          </table:table-cell>
          <table:table-cell office:value-type="float" office:value="1750.66666666667" calcext:value-type="float">
            <text:p>1750.66666666667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ltu_co_6-8_add.1.txt</text:p>
          </table:table-cell>
          <table:table-cell office:value-type="float" office:value="3350" calcext:value-type="float">
            <text:p>3350</text:p>
          </table:table-cell>
          <table:table-cell office:value-type="float" office:value="2.5" calcext:value-type="float">
            <text:p>2.5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mne_co_2-3_add.1.txt</text:p>
          </table:table-cell>
          <table:table-cell office:value-type="float" office:value="6230" calcext:value-type="float">
            <text:p>6230</text:p>
          </table:table-cell>
          <table:table-cell office:value-type="float" office:value="4" calcext:value-type="float">
            <text:p>4</text:p>
          </table:table-cell>
          <table:table-cell office:value-type="float" office:value="1557.5" calcext:value-type="float">
            <text:p>1557.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nld_co_19-21_add.1.txt</text:p>
          </table:table-cell>
          <table:table-cell office:value-type="float" office:value="3089" calcext:value-type="float">
            <text:p>3089</text:p>
          </table:table-cell>
          <table:table-cell office:value-type="float" office:value="2" calcext:value-type="float">
            <text:p>2</text:p>
          </table:table-cell>
          <table:table-cell office:value-type="float" office:value="1544.5" calcext:value-type="float">
            <text:p>1544.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nor_co_21-22_add.1.txt</text:p>
          </table:table-cell>
          <table:table-cell office:value-type="float" office:value="3085" calcext:value-type="float">
            <text:p>3085</text:p>
          </table:table-cell>
          <table:table-cell office:value-type="float" office:value="2" calcext:value-type="float">
            <text:p>2</text:p>
          </table:table-cell>
          <table:table-cell office:value-type="float" office:value="1542.5" calcext:value-type="float">
            <text:p>1542.5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nzl_21-22.txt</text:p>
          </table:table-cell>
          <table:table-cell office:value-type="float" office:value="23044" calcext:value-type="float">
            <text:p>23044</text:p>
          </table:table-cell>
          <table:table-cell office:value-type="float" office:value="15" calcext:value-type="float">
            <text:p>15</text:p>
          </table:table-cell>
          <table:table-cell office:value-type="float" office:value="1536.26666666667" calcext:value-type="float">
            <text:p>1536.26666666667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pak_co_21-23.txt</text:p>
          </table:table-cell>
          <table:table-cell office:value-type="float" office:value="5032" calcext:value-type="float">
            <text:p>5032</text:p>
          </table:table-cell>
          <table:table-cell office:value-type="float" office:value="2" calcext:value-type="float">
            <text:p>2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erd_c_zaf_co_4-8_add.1.txt</text:p>
          </table:table-cell>
          <table:table-cell office:value-type="float" office:value="5496" calcext:value-type="float">
            <text:p>5496</text:p>
          </table:table-cell>
          <table:table-cell office:value-type="float" office:value="3" calcext:value-type="float">
            <text:p>3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cerd_c</text:p>
          </table:table-cell>
        </table:table-row>
        <table:table-row table:style-name="ro1">
          <table:table-cell office:value-type="string" calcext:value-type="string">
            <text:p>cmw_c_lka_2.txt</text:p>
          </table:table-cell>
          <table:table-cell office:value-type="float" office:value="9425" calcext:value-type="float">
            <text:p>9425</text:p>
          </table:table-cell>
          <table:table-cell office:value-type="float" office:value="7" calcext:value-type="float">
            <text:p>7</text:p>
          </table:table-cell>
          <table:table-cell office:value-type="float" office:value="1346.42857142857" calcext:value-type="float">
            <text:p>1346.42857142857</text:p>
          </table:table-cell>
          <table:table-cell office:value-type="string" calcext:value-type="string">
            <text:p>cmw_c</text:p>
          </table:table-cell>
        </table:table-row>
        <table:table-row table:style-name="ro1">
          <table:table-cell office:value-type="string" calcext:value-type="string">
            <text:p>cmw_c_syc_co_1_add.1.txt</text:p>
          </table:table-cell>
          <table:table-cell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cmw_c</text:p>
          </table:table-cell>
        </table:table-row>
        <table:table-row table:style-name="ro1">
          <table:table-cell office:value-type="string" calcext:value-type="string">
            <text:p>cmw_c_tur_1.txt</text:p>
          </table:table-cell>
          <table:table-cell office:value-type="float" office:value="23533" calcext:value-type="float">
            <text:p>23533</text:p>
          </table:table-cell>
          <table:table-cell office:value-type="float" office:value="15" calcext:value-type="float">
            <text:p>15</text:p>
          </table:table-cell>
          <table:table-cell office:value-type="float" office:value="1568.86666666667" calcext:value-type="float">
            <text:p>1568.86666666667</text:p>
          </table:table-cell>
          <table:table-cell office:value-type="string" calcext:value-type="string">
            <text:p>cmw_c</text:p>
          </table:table-cell>
        </table:table-row>
        <table:table-row table:style-name="ro1">
          <table:table-cell office:value-type="string" calcext:value-type="string">
            <text:p>crc_c_dnk_q_5_add.1.txt</text:p>
          </table:table-cell>
          <table:table-cell office:value-type="float" office:value="10907" calcext:value-type="float">
            <text:p>10907</text:p>
          </table:table-cell>
          <table:table-cell office:value-type="float" office:value="8" calcext:value-type="float">
            <text:p>8</text:p>
          </table:table-cell>
          <table:table-cell office:value-type="float" office:value="1363.375" calcext:value-type="float">
            <text:p>1363.375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gbr_q_5_add.1.txt</text:p>
          </table:table-cell>
          <table:table-cell office:value-type="float" office:value="13457" calcext:value-type="float">
            <text:p>13457</text:p>
          </table:table-cell>
          <table:table-cell office:value-type="float" office:value="13" calcext:value-type="float">
            <text:p>13</text:p>
          </table:table-cell>
          <table:table-cell office:value-type="float" office:value="1035.15384615385" calcext:value-type="float">
            <text:p>1035.15384615385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ita_q_5-6_add.1.txt</text:p>
          </table:table-cell>
          <table:table-cell office:value-type="float" office:value="12130" calcext:value-type="float">
            <text:p>12130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ac_cyp_1.txt</text:p>
          </table:table-cell>
          <table:table-cell office:value-type="float" office:value="17844" calcext:value-type="float">
            <text:p>17844</text:p>
          </table:table-cell>
          <table:table-cell office:value-type="float" office:value="7" calcext:value-type="float">
            <text:p>7</text:p>
          </table:table-cell>
          <table:table-cell office:value-type="float" office:value="2549.14285714286" calcext:value-type="float">
            <text:p>2549.14285714286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ac_geo_1.txt</text:p>
          </table:table-cell>
          <table:table-cell office:value-type="float" office:value="8772" calcext:value-type="float">
            <text:p>8772</text:p>
          </table:table-cell>
          <table:table-cell office:value-type="float" office:value="5" calcext:value-type="float">
            <text:p>5</text:p>
          </table:table-cell>
          <table:table-cell office:value-type="float" office:value="1754.4" calcext:value-type="float">
            <text:p>1754.4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ac_mwi_1.txt</text:p>
          </table:table-cell>
          <table:table-cell office:value-type="float" office:value="4070" calcext:value-type="float">
            <text:p>4070</text:p>
          </table:table-cell>
          <table:table-cell office:value-type="float" office:value="3" calcext:value-type="float">
            <text:p>3</text:p>
          </table:table-cell>
          <table:table-cell office:value-type="float" office:value="1356.66666666667" calcext:value-type="float">
            <text:p>1356.66666666667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ac_sau_co_1.txt</text:p>
          </table:table-cell>
          <table:table-cell office:value-type="float" office:value="4726" calcext:value-type="float">
            <text:p>4726</text:p>
          </table:table-cell>
          <table:table-cell office:value-type="float" office:value="4" calcext:value-type="float">
            <text:p>4</text:p>
          </table:table-cell>
          <table:table-cell office:value-type="float" office:value="1181.5" calcext:value-type="float">
            <text:p>1181.5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ac_usa_3-4.txt</text:p>
          </table:table-cell>
          <table:table-cell office:value-type="float" office:value="5236" calcext:value-type="float">
            <text:p>5236</text:p>
          </table:table-cell>
          <table:table-cell office:value-type="float" office:value="5" calcext:value-type="float">
            <text:p>5</text:p>
          </table:table-cell>
          <table:table-cell office:value-type="float" office:value="1047.2" calcext:value-type="float">
            <text:p>1047.2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sc_sau_co_1.txt</text:p>
          </table:table-cell>
          <table:table-cell office:value-type="float" office:value="5296" calcext:value-type="float">
            <text:p>5296</text:p>
          </table:table-cell>
          <table:table-cell office:value-type="float" office:value="3.5" calcext:value-type="float">
            <text:p>3.5</text:p>
          </table:table-cell>
          <table:table-cell office:value-type="float" office:value="1513.14285714286" calcext:value-type="float">
            <text:p>1513.14285714286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c_c_opsc_vut_1.txt</text:p>
          </table:table-cell>
          <table:table-cell office:value-type="float" office:value="7936" calcext:value-type="float">
            <text:p>7936</text:p>
          </table:table-cell>
          <table:table-cell office:value-type="float" office:value="6" calcext:value-type="float">
            <text:p>6</text:p>
          </table:table-cell>
          <table:table-cell office:value-type="float" office:value="1322.66666666667" calcext:value-type="float">
            <text:p>1322.66666666667</text:p>
          </table:table-cell>
          <table:table-cell office:value-type="string" calcext:value-type="string">
            <text:p>crc_c</text:p>
          </table:table-cell>
        </table:table-row>
        <table:table-row table:style-name="ro1">
          <table:table-cell office:value-type="string" calcext:value-type="string">
            <text:p>crpd_c_cyp_co_1_add.1.txt</text:p>
          </table:table-cell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crpd_c</text:p>
          </table:table-cell>
        </table:table-row>
        <table:table-row table:style-name="ro1">
          <table:table-cell office:value-type="string" calcext:value-type="string">
            <text:p>crpd_c_eth_1.txt</text:p>
          </table:table-cell>
          <table:table-cell office:value-type="float" office:value="25626" calcext:value-type="float">
            <text:p>25626</text:p>
          </table:table-cell>
          <table:table-cell office:value-type="float" office:value="20" calcext:value-type="float">
            <text:p>20</text:p>
          </table:table-cell>
          <table:table-cell office:value-type="float" office:value="1281.3" calcext:value-type="float">
            <text:p>1281.3</text:p>
          </table:table-cell>
          <table:table-cell office:value-type="string" calcext:value-type="string">
            <text:p>crpd_c</text:p>
          </table:table-cell>
        </table:table-row>
        <table:table-row table:style-name="ro1">
          <table:table-cell office:value-type="string" calcext:value-type="string">
            <text:p>crpd_c_irn_q_1_add.1.txt</text:p>
          </table:table-cell>
          <table:table-cell office:value-type="float" office:value="14224" calcext:value-type="float">
            <text:p>14224</text:p>
          </table:table-cell>
          <table:table-cell office:value-type="float" office:value="11" calcext:value-type="float">
            <text:p>11</text:p>
          </table:table-cell>
          <table:table-cell office:value-type="float" office:value="1293.09090909091" calcext:value-type="float">
            <text:p>1293.09090909091</text:p>
          </table:table-cell>
          <table:table-cell office:value-type="string" calcext:value-type="string">
            <text:p>crpd_c</text:p>
          </table:table-cell>
        </table:table-row>
        <table:table-row table:style-name="ro1">
          <table:table-cell office:value-type="string" calcext:value-type="string">
            <text:p>crpd_c_ita_q_1_add.1.txt</text:p>
          </table:table-cell>
          <table:table-cell office:value-type="float" office:value="6997" calcext:value-type="float">
            <text:p>6997</text:p>
          </table:table-cell>
          <table:table-cell office:value-type="float" office:value="7" calcext:value-type="float">
            <text:p>7</text:p>
          </table:table-cell>
          <table:table-cell office:value-type="float" office:value="999.571428571429" calcext:value-type="float">
            <text:p>999.571428571429</text:p>
          </table:table-cell>
          <table:table-cell office:value-type="string" calcext:value-type="string">
            <text:p>crpd_c</text:p>
          </table:table-cell>
        </table:table-row>
        <table:table-row table:style-name="ro1">
          <table:table-cell office:value-type="string" calcext:value-type="string">
            <text:p>crpd_c_syc_1.txt</text:p>
          </table:table-cell>
          <table:table-cell office:value-type="float" office:value="18711" calcext:value-type="float">
            <text:p>18711</text:p>
          </table:table-cell>
          <table:table-cell office:value-type="float" office:value="11" calcext:value-type="float">
            <text:p>1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crpd_c</text:p>
          </table:table-cell>
        </table:table-row>
        <table:table-row table:style-name="ro1">
          <table:table-cell office:value-type="string" calcext:value-type="string">
            <text:p>e_c.12_aus_q_5_add.1.txt</text:p>
          </table:table-cell>
          <table:table-cell office:value-type="float" office:value="14230" calcext:value-type="float">
            <text:p>14230</text:p>
          </table:table-cell>
          <table:table-cell office:value-type="float" office:value="8" calcext:value-type="float">
            <text:p>8</text:p>
          </table:table-cell>
          <table:table-cell office:value-type="float" office:value="1778.75" calcext:value-type="float">
            <text:p>1778.75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est_q_3_add.1.txt</text:p>
          </table:table-cell>
          <table:table-cell office:value-type="float" office:value="13766" calcext:value-type="float">
            <text:p>13766</text:p>
          </table:table-cell>
          <table:table-cell office:value-type="float" office:value="8" calcext:value-type="float">
            <text:p>8</text:p>
          </table:table-cell>
          <table:table-cell office:value-type="float" office:value="1720.75" calcext:value-type="float">
            <text:p>1720.75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gbr_q_6_add.1.txt</text:p>
          </table:table-cell>
          <table:table-cell office:value-type="float" office:value="12347" calcext:value-type="float">
            <text:p>12347</text:p>
          </table:table-cell>
          <table:table-cell office:value-type="float" office:value="10.5" calcext:value-type="float">
            <text:p>10.5</text:p>
          </table:table-cell>
          <table:table-cell office:value-type="float" office:value="1175.90476190476" calcext:value-type="float">
            <text:p>1175.90476190476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ken_q_2-5_add.1.txt</text:p>
          </table:table-cell>
          <table:table-cell office:value-type="float" office:value="12764" calcext:value-type="float">
            <text:p>12764</text:p>
          </table:table-cell>
          <table:table-cell office:value-type="float" office:value="7.5" calcext:value-type="float">
            <text:p>7.5</text:p>
          </table:table-cell>
          <table:table-cell office:value-type="float" office:value="1701.86666666667" calcext:value-type="float">
            <text:p>1701.86666666667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lie_2-3.txt</text:p>
          </table:table-cell>
          <table:table-cell office:value-type="float" office:value="12536" calcext:value-type="float">
            <text:p>12536</text:p>
          </table:table-cell>
          <table:table-cell office:value-type="float" office:value="7" calcext:value-type="float">
            <text:p>7</text:p>
          </table:table-cell>
          <table:table-cell office:value-type="float" office:value="1790.85714285714" calcext:value-type="float">
            <text:p>1790.85714285714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lie_q_2-3_add.1.txt</text:p>
          </table:table-cell>
          <table:table-cell office:value-type="float" office:value="7816" calcext:value-type="float">
            <text:p>7816</text:p>
          </table:table-cell>
          <table:table-cell office:value-type="float" office:value="4" calcext:value-type="float">
            <text:p>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mda_3.txt</text:p>
          </table:table-cell>
          <table:table-cell office:value-type="float" office:value="17213" calcext:value-type="float">
            <text:p>17213</text:p>
          </table:table-cell>
          <table:table-cell office:value-type="float" office:value="11" calcext:value-type="float">
            <text:p>11</text:p>
          </table:table-cell>
          <table:table-cell office:value-type="float" office:value="1564.81818181818" calcext:value-type="float">
            <text:p>1564.81818181818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nld_6.txt</text:p>
          </table:table-cell>
          <table:table-cell office:value-type="float" office:value="23811" calcext:value-type="float">
            <text:p>23811</text:p>
          </table:table-cell>
          <table:table-cell office:value-type="float" office:value="13" calcext:value-type="float">
            <text:p>13</text:p>
          </table:table-cell>
          <table:table-cell office:value-type="float" office:value="1831.61538461538" calcext:value-type="float">
            <text:p>1831.61538461538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nld_q_6_add.1.txt</text:p>
          </table:table-cell>
          <table:table-cell office:value-type="float" office:value="14068" calcext:value-type="float">
            <text:p>14068</text:p>
          </table:table-cell>
          <table:table-cell office:value-type="float" office:value="10" calcext:value-type="float">
            <text:p>10</text:p>
          </table:table-cell>
          <table:table-cell office:value-type="float" office:value="1406.8" calcext:value-type="float">
            <text:p>1406.8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_c.12_zaf_q_1_add.1.txt</text:p>
          </table:table-cell>
          <table:table-cell office:value-type="float" office:value="12992" calcext:value-type="float">
            <text:p>12992</text:p>
          </table:table-cell>
          <table:table-cell office:value-type="float" office:value="9" calcext:value-type="float">
            <text:p>9</text:p>
          </table:table-cell>
          <table:table-cell office:value-type="float" office:value="1443.55555555556" calcext:value-type="float">
            <text:p>1443.55555555556</text:p>
          </table:table-cell>
          <table:table-cell office:value-type="string" calcext:value-type="string">
            <text:p>e_c.12</text:p>
          </table:table-cell>
        </table:table-row>
        <table:table-row table:style-name="ro1">
          <table:table-cell office:value-type="string" calcext:value-type="string">
            <text:p>ece_trans_2016_10.txt</text:p>
          </table:table-cell>
          <table:table-cell office:value-type="float" office:value="4572" calcext:value-type="float">
            <text:p>4572</text:p>
          </table:table-cell>
          <table:table-cell office:value-type="float" office:value="3.5" calcext:value-type="float">
            <text:p>3.5</text:p>
          </table:table-cell>
          <table:table-cell office:value-type="float" office:value="1306.28571428571" calcext:value-type="float">
            <text:p>1306.2857142857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6_21.txt</text:p>
          </table:table-cell>
          <table:table-cell office:value-type="float" office:value="7859" calcext:value-type="float">
            <text:p>7859</text:p>
          </table:table-cell>
          <table:table-cell office:value-type="float" office:value="4" calcext:value-type="float">
            <text:p>4</text:p>
          </table:table-cell>
          <table:table-cell office:value-type="float" office:value="1964.75" calcext:value-type="float">
            <text:p>1964.7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6_24.txt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6_25.txt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6_26.txt</text:p>
          </table:table-cell>
          <table:table-cell office:value-type="float" office:value="7313" calcext:value-type="float">
            <text:p>7313</text:p>
          </table:table-cell>
          <table:table-cell office:value-type="float" office:value="4" calcext:value-type="float">
            <text:p>4</text:p>
          </table:table-cell>
          <table:table-cell office:value-type="float" office:value="1828.25" calcext:value-type="float">
            <text:p>1828.2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6_9.txt</text:p>
          </table:table-cell>
          <table:table-cell office:value-type="float" office:value="3152" calcext:value-type="float">
            <text:p>3152</text:p>
          </table:table-cell>
          <table:table-cell office:value-type="float" office:value="3.5" calcext:value-type="float">
            <text:p>3.5</text:p>
          </table:table-cell>
          <table:table-cell office:value-type="float" office:value="900.571428571429" calcext:value-type="float">
            <text:p>900.571428571429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10.txt</text:p>
          </table:table-cell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12.txt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15.txt</text:p>
          </table:table-cell>
          <table:table-cell office:value-type="float" office:value="3139" calcext:value-type="float">
            <text:p>3139</text:p>
          </table:table-cell>
          <table:table-cell office:value-type="float" office:value="2" calcext:value-type="float">
            <text:p>2</text:p>
          </table:table-cell>
          <table:table-cell office:value-type="float" office:value="1569.5" calcext:value-type="float">
            <text:p>1569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17.txt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1.txt</text:p>
          </table:table-cell>
          <table:table-cell office:value-type="float" office:value="4509" calcext:value-type="float">
            <text:p>4509</text:p>
          </table:table-cell>
          <table:table-cell office:value-type="float" office:value="5" calcext:value-type="float">
            <text:p>5</text:p>
          </table:table-cell>
          <table:table-cell office:value-type="float" office:value="901.8" calcext:value-type="float">
            <text:p>901.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0.txt</text:p>
          </table:table-cell>
          <table:table-cell office:value-type="float" office:value="1383" calcext:value-type="float">
            <text:p>1383</text:p>
          </table:table-cell>
          <table:table-cell office:value-type="float" office:value="1.5" calcext:value-type="float">
            <text:p>1.5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2.txt</text:p>
          </table:table-cell>
          <table:table-cell office:value-type="float" office:value="6184" calcext:value-type="float">
            <text:p>6184</text:p>
          </table:table-cell>
          <table:table-cell office:value-type="float" office:value="6" calcext:value-type="float">
            <text:p>6</text:p>
          </table:table-cell>
          <table:table-cell office:value-type="float" office:value="1030.66666666667" calcext:value-type="float">
            <text:p>1030.6666666666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4.txt</text:p>
          </table:table-cell>
          <table:table-cell office:value-type="float" office:value="9641" calcext:value-type="float">
            <text:p>9641</text:p>
          </table:table-cell>
          <table:table-cell office:value-type="float" office:value="5.5" calcext:value-type="float">
            <text:p>5.5</text:p>
          </table:table-cell>
          <table:table-cell office:value-type="float" office:value="1752.90909090909" calcext:value-type="float">
            <text:p>1752.90909090909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5.txt</text:p>
          </table:table-cell>
          <table:table-cell office:value-type="float" office:value="8316" calcext:value-type="float">
            <text:p>8316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9.txt</text:p>
          </table:table-cell>
          <table:table-cell office:value-type="float" office:value="2278" calcext:value-type="float">
            <text:p>2278</text:p>
          </table:table-cell>
          <table:table-cell office:value-type="float" office:value="5" calcext:value-type="float">
            <text:p>5</text:p>
          </table:table-cell>
          <table:table-cell office:value-type="float" office:value="455.6" calcext:value-type="float">
            <text:p>455.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2.txt</text:p>
          </table:table-cell>
          <table:table-cell office:value-type="float" office:value="3085" calcext:value-type="float">
            <text:p>3085</text:p>
          </table:table-cell>
          <table:table-cell office:value-type="float" office:value="7" calcext:value-type="float">
            <text:p>7</text:p>
          </table:table-cell>
          <table:table-cell office:value-type="float" office:value="440.714285714286" calcext:value-type="float">
            <text:p>440.71428571428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30.txt</text:p>
          </table:table-cell>
          <table:table-cell office:value-type="float" office:value="1636" calcext:value-type="float">
            <text:p>1636</text:p>
          </table:table-cell>
          <table:table-cell office:value-type="float" office:value="3.5" calcext:value-type="float">
            <text:p>3.5</text:p>
          </table:table-cell>
          <table:table-cell office:value-type="float" office:value="467.428571428571" calcext:value-type="float">
            <text:p>467.42857142857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5.txt</text:p>
          </table:table-cell>
          <table:table-cell office:value-type="float" office:value="2473" calcext:value-type="float">
            <text:p>2473</text:p>
          </table:table-cell>
          <table:table-cell office:value-type="float" office:value="2" calcext:value-type="float">
            <text:p>2</text:p>
          </table:table-cell>
          <table:table-cell office:value-type="float" office:value="1236.5" calcext:value-type="float">
            <text:p>1236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7_6.txt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1.txt</text:p>
          </table:table-cell>
          <table:table-cell office:value-type="float" office:value="3455" calcext:value-type="float">
            <text:p>3455</text:p>
          </table:table-cell>
          <table:table-cell office:value-type="float" office:value="3" calcext:value-type="float">
            <text:p>3</text:p>
          </table:table-cell>
          <table:table-cell office:value-type="float" office:value="1151.66666666667" calcext:value-type="float">
            <text:p>1151.6666666666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2.txt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991.5" calcext:value-type="float">
            <text:p>991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3.txt</text:p>
          </table:table-cell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4.txt</text:p>
          </table:table-cell>
          <table:table-cell office:value-type="float" office:value="2999" calcext:value-type="float">
            <text:p>2999</text:p>
          </table:table-cell>
          <table:table-cell office:value-type="float" office:value="2" calcext:value-type="float">
            <text:p>2</text:p>
          </table:table-cell>
          <table:table-cell office:value-type="float" office:value="1499.5" calcext:value-type="float">
            <text:p>1499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5.txt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6.txt</text:p>
          </table:table-cell>
          <table:table-cell office:value-type="float" office:value="4932" calcext:value-type="float">
            <text:p>4932</text:p>
          </table:table-cell>
          <table:table-cell office:value-type="float" office:value="2.5" calcext:value-type="float">
            <text:p>2.5</text:p>
          </table:table-cell>
          <table:table-cell office:value-type="float" office:value="1972.8" calcext:value-type="float">
            <text:p>1972.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8.txt</text:p>
          </table:table-cell>
          <table:table-cell office:value-type="float" office:value="14223" calcext:value-type="float">
            <text:p>14223</text:p>
          </table:table-cell>
          <table:table-cell office:value-type="float" office:value="7" calcext:value-type="float">
            <text:p>7</text:p>
          </table:table-cell>
          <table:table-cell office:value-type="float" office:value="2031.85714285714" calcext:value-type="float">
            <text:p>2031.8571428571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9.txt</text:p>
          </table:table-cell>
          <table:table-cell office:value-type="float" office:value="6870" calcext:value-type="float">
            <text:p>6870</text:p>
          </table:table-cell>
          <table:table-cell office:value-type="float" office:value="5" calcext:value-type="float">
            <text:p>5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1.txt</text:p>
          </table:table-cell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</text:p>
          </table:table-cell>
          <table:table-cell office:value-type="float" office:value="942.5" calcext:value-type="float">
            <text:p>942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21.txt</text:p>
          </table:table-cell>
          <table:table-cell office:value-type="float" office:value="7096" calcext:value-type="float">
            <text:p>7096</text:p>
          </table:table-cell>
          <table:table-cell office:value-type="float" office:value="4" calcext:value-type="float">
            <text:p>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25.txt</text:p>
          </table:table-cell>
          <table:table-cell office:value-type="float" office:value="8051" calcext:value-type="float">
            <text:p>8051</text:p>
          </table:table-cell>
          <table:table-cell office:value-type="float" office:value="6" calcext:value-type="float">
            <text:p>6</text:p>
          </table:table-cell>
          <table:table-cell office:value-type="float" office:value="1341.83333333333" calcext:value-type="float">
            <text:p>1341.8333333333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3.txt</text:p>
          </table:table-cell>
          <table:table-cell office:value-type="float" office:value="3889" calcext:value-type="float">
            <text:p>3889</text:p>
          </table:table-cell>
          <table:table-cell office:value-type="float" office:value="2" calcext:value-type="float">
            <text:p>2</text:p>
          </table:table-cell>
          <table:table-cell office:value-type="float" office:value="1944.5" calcext:value-type="float">
            <text:p>1944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4.txt</text:p>
          </table:table-cell>
          <table:table-cell office:value-type="float" office:value="2524" calcext:value-type="float">
            <text:p>2524</text:p>
          </table:table-cell>
          <table:table-cell office:value-type="float" office:value="3" calcext:value-type="float">
            <text:p>3</text:p>
          </table:table-cell>
          <table:table-cell office:value-type="float" office:value="841.333333333333" calcext:value-type="float">
            <text:p>841.33333333333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5.txt</text:p>
          </table:table-cell>
          <table:table-cell office:value-type="float" office:value="1690" calcext:value-type="float">
            <text:p>1690</text:p>
          </table:table-cell>
          <table:table-cell office:value-type="float" office:value="1.5" calcext:value-type="float">
            <text:p>1.5</text:p>
          </table:table-cell>
          <table:table-cell office:value-type="float" office:value="1126.66666666667" calcext:value-type="float">
            <text:p>1126.6666666666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6.txt</text:p>
          </table:table-cell>
          <table:table-cell office:value-type="float" office:value="2782" calcext:value-type="float">
            <text:p>2782</text:p>
          </table:table-cell>
          <table:table-cell office:value-type="float" office:value="3.5" calcext:value-type="float">
            <text:p>3.5</text:p>
          </table:table-cell>
          <table:table-cell office:value-type="float" office:value="794.857142857143" calcext:value-type="float">
            <text:p>794.85714285714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7.txt</text:p>
          </table:table-cell>
          <table:table-cell office:value-type="float" office:value="3044" calcext:value-type="float">
            <text:p>3044</text:p>
          </table:table-cell>
          <table:table-cell office:value-type="float" office:value="2" calcext:value-type="float">
            <text:p>2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018_8.txt</text:p>
          </table:table-cell>
          <table:table-cell office:value-type="float" office:value="2768" calcext:value-type="float">
            <text:p>2768</text:p>
          </table:table-cell>
          <table:table-cell office:value-type="float" office:value="1.5" calcext:value-type="float">
            <text:p>1.5</text:p>
          </table:table-cell>
          <table:table-cell office:value-type="float" office:value="1845.33333333333" calcext:value-type="float">
            <text:p>1845.3333333333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73_add.1.txt</text:p>
          </table:table-cell>
          <table:table-cell office:value-type="float" office:value="10289" calcext:value-type="float">
            <text:p>10289</text:p>
          </table:table-cell>
          <table:table-cell office:value-type="float" office:value="4" calcext:value-type="float">
            <text:p>4</text:p>
          </table:table-cell>
          <table:table-cell office:value-type="float" office:value="2572.25" calcext:value-type="float">
            <text:p>2572.2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274.txt</text:p>
          </table:table-cell>
          <table:table-cell office:value-type="float" office:value="13129" calcext:value-type="float">
            <text:p>13129</text:p>
          </table:table-cell>
          <table:table-cell office:value-type="float" office:value="9" calcext:value-type="float">
            <text:p>9</text:p>
          </table:table-cell>
          <table:table-cell office:value-type="float" office:value="1458.77777777778" calcext:value-type="float">
            <text:p>1458.7777777777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2017_4.txt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ge.21_28.txt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ge.21_38.txt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ge.21_39.txt</text:p>
          </table:table-cell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ge.21_45.txt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s_397.txt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sc.1_s_398.txt</text:p>
          </table:table-cell>
          <table:table-cell office:value-type="float" office:value="2707" calcext:value-type="float">
            <text:p>2707</text:p>
          </table:table-cell>
          <table:table-cell office:value-type="float" office:value="2" calcext:value-type="float">
            <text:p>2</text:p>
          </table:table-cell>
          <table:table-cell office:value-type="float" office:value="1353.5" calcext:value-type="float">
            <text:p>1353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_2018_4_rev.2.txt</text:p>
          </table:table-cell>
          <table:table-cell office:value-type="float" office:value="1685" calcext:value-type="float">
            <text:p>1685</text:p>
          </table:table-cell>
          <table:table-cell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6_3.txt</text:p>
          </table:table-cell>
          <table:table-cell office:value-type="float" office:value="2538" calcext:value-type="float">
            <text:p>2538</text:p>
          </table:table-cell>
          <table:table-cell office:value-type="float" office:value="3" calcext:value-type="float">
            <text:p>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6_9.txt</text:p>
          </table:table-cell>
          <table:table-cell office:value-type="float" office:value="3845" calcext:value-type="float">
            <text:p>3845</text:p>
          </table:table-cell>
          <table:table-cell office:value-type="float" office:value="2" calcext:value-type="float">
            <text:p>2</text:p>
          </table:table-cell>
          <table:table-cell office:value-type="float" office:value="1922.5" calcext:value-type="float">
            <text:p>1922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13.txt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15.txt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16.txt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17.txt</text:p>
          </table:table-cell>
          <table:table-cell office:value-type="float" office:value="1737" calcext:value-type="float">
            <text:p>1737</text:p>
          </table:table-cell>
          <table:table-cell office:value-type="float" office:value="2" calcext:value-type="float">
            <text:p>2</text:p>
          </table:table-cell>
          <table:table-cell office:value-type="float" office:value="868.5" calcext:value-type="float">
            <text:p>868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18.txt</text:p>
          </table:table-cell>
          <table:table-cell office:value-type="float" office:value="613" calcext:value-type="float">
            <text:p>613</text:p>
          </table:table-cell>
          <table:table-cell office:value-type="float" office:value="1.5" calcext:value-type="float">
            <text:p>1.5</text:p>
          </table:table-cell>
          <table:table-cell office:value-type="float" office:value="408.666666666667" calcext:value-type="float">
            <text:p>408.66666666666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7_9.txt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1_2018_15.txt</text:p>
          </table:table-cell>
          <table:table-cell office:value-type="float" office:value="415" calcext:value-type="float">
            <text:p>415</text:p>
          </table:table-cell>
          <table:table-cell office:value-type="float" office:value="0.6" calcext:value-type="float">
            <text:p>0.6</text:p>
          </table:table-cell>
          <table:table-cell office:value-type="float" office:value="691.666666666667" calcext:value-type="float">
            <text:p>691.66666666666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5_ac.2_59_add.1.txt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_s_160.txt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1_s_161.txt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1128.txt</text:p>
          </table:table-cell>
          <table:table-cell office:value-type="float" office:value="9908" calcext:value-type="float">
            <text:p>9908</text:p>
          </table:table-cell>
          <table:table-cell office:value-type="float" office:value="5" calcext:value-type="float">
            <text:p>5</text:p>
          </table:table-cell>
          <table:table-cell office:value-type="float" office:value="1981.6" calcext:value-type="float">
            <text:p>1981.6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1144.txt</text:p>
          </table:table-cell>
          <table:table-cell office:value-type="float" office:value="11080" calcext:value-type="float">
            <text:p>11080</text:p>
          </table:table-cell>
          <table:table-cell office:value-type="float" office:value="11" calcext:value-type="float">
            <text:p>11</text:p>
          </table:table-cell>
          <table:table-cell office:value-type="float" office:value="1007.27272727273" calcext:value-type="float">
            <text:p>1007.2727272727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ac.3_36_rev.1.txt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float" office:value="983.5" calcext:value-type="float">
            <text:p>983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e_2017_5.txt</text:p>
          </table:table-cell>
          <table:table-cell office:value-type="float" office:value="3714" calcext:value-type="float">
            <text:p>3714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e_2017_6.txt</text:p>
          </table:table-cell>
          <table:table-cell office:value-type="float" office:value="3011" calcext:value-type="float">
            <text:p>3011</text:p>
          </table:table-cell>
          <table:table-cell office:value-type="float" office:value="2" calcext:value-type="float">
            <text:p>2</text:p>
          </table:table-cell>
          <table:table-cell office:value-type="float" office:value="1505.5" calcext:value-type="float">
            <text:p>1505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rf_2018_1_add.1.txt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sg_2016_1_add.1.txt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sg_2016_1.txt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sg_2018_25.txt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29_grva_2019_12.txt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6_7.txt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7_21.txt</text:p>
          </table:table-cell>
          <table:table-cell office:value-type="float" office:value="2097" calcext:value-type="float">
            <text:p>2097</text:p>
          </table:table-cell>
          <table:table-cell office:value-type="float" office:value="1" calcext:value-type="float">
            <text:p>1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7_8.txt</text:p>
          </table:table-cell>
          <table:table-cell office:value-type="float" office:value="2807" calcext:value-type="float">
            <text:p>2807</text:p>
          </table:table-cell>
          <table:table-cell office:value-type="float" office:value="2.5" calcext:value-type="float">
            <text:p>2.5</text:p>
          </table:table-cell>
          <table:table-cell office:value-type="float" office:value="1122.8" calcext:value-type="float">
            <text:p>1122.8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8_12.txt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8_1.txt</text:p>
          </table:table-cell>
          <table:table-cell office:value-type="float" office:value="1387" calcext:value-type="float">
            <text:p>1387</text:p>
          </table:table-cell>
          <table:table-cell office:value-type="float" office:value="3" calcext:value-type="float">
            <text:p>3</text:p>
          </table:table-cell>
          <table:table-cell office:value-type="float" office:value="462.333333333333" calcext:value-type="float">
            <text:p>462.333333333333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2018_20.txt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30_ge.2_2.txt</text:p>
          </table:table-cell>
          <table:table-cell office:value-type="float" office:value="3438" calcext:value-type="float">
            <text:p>3438</text:p>
          </table:table-cell>
          <table:table-cell office:value-type="float" office:value="3.5" calcext:value-type="float">
            <text:p>3.5</text:p>
          </table:table-cell>
          <table:table-cell office:value-type="float" office:value="982.285714285714" calcext:value-type="float">
            <text:p>982.285714285714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5_59.txt</text:p>
          </table:table-cell>
          <table:table-cell office:value-type="float" office:value="3179" calcext:value-type="float">
            <text:p>3179</text:p>
          </table:table-cell>
          <table:table-cell office:value-type="float" office:value="2" calcext:value-type="float">
            <text:p>2</text:p>
          </table:table-cell>
          <table:table-cell office:value-type="float" office:value="1589.5" calcext:value-type="float">
            <text:p>1589.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ece_trans_wp.5_62.txt</text:p>
          </table:table-cell>
          <table:table-cell office:value-type="float" office:value="7179" calcext:value-type="float">
            <text:p>7179</text:p>
          </table:table-cell>
          <table:table-cell office:value-type="float" office:value="4" calcext:value-type="float">
            <text:p>4</text:p>
          </table:table-cell>
          <table:table-cell office:value-type="float" office:value="1794.75" calcext:value-type="float">
            <text:p>1794.75</text:p>
          </table:table-cell>
          <table:table-cell office:value-type="string" calcext:value-type="string">
            <text:p>ece_trans</text:p>
          </table:table-cell>
        </table:table-row>
        <table:table-row table:style-name="ro1">
          <table:table-cell office:value-type="string" calcext:value-type="string">
            <text:p>hri_core_deu_2016.txt</text:p>
          </table:table-cell>
          <table:table-cell office:value-type="float" office:value="39523" calcext:value-type="float">
            <text:p>39523</text:p>
          </table:table-cell>
          <table:table-cell office:value-type="float" office:value="17" calcext:value-type="float">
            <text:p>17</text:p>
          </table:table-cell>
          <table:table-cell office:value-type="float" office:value="2324.88235294118" calcext:value-type="float">
            <text:p>2324.88235294118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hri_core_mng_2015.txt</text:p>
          </table:table-cell>
          <table:table-cell office:value-type="float" office:value="9451" calcext:value-type="float">
            <text:p>9451</text:p>
          </table:table-cell>
          <table:table-cell office:value-type="float" office:value="5" calcext:value-type="float">
            <text:p>5</text:p>
          </table:table-cell>
          <table:table-cell office:value-type="float" office:value="1890.2" calcext:value-type="float">
            <text:p>1890.2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hri_core_mys_2016.txt</text:p>
          </table:table-cell>
          <table:table-cell office:value-type="float" office:value="8684" calcext:value-type="float">
            <text:p>8684</text:p>
          </table:table-cell>
          <table:table-cell office:value-type="float" office:value="7" calcext:value-type="float">
            <text:p>7</text:p>
          </table:table-cell>
          <table:table-cell office:value-type="float" office:value="1240.57142857143" calcext:value-type="float">
            <text:p>1240.57142857143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hri_core_prk_2016.txt</text:p>
          </table:table-cell>
          <table:table-cell office:value-type="float" office:value="4962" calcext:value-type="float">
            <text:p>4962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ccpr_c</text:p>
          </table:table-cell>
        </table:table-row>
        <table:table-row table:style-name="ro1">
          <table:table-cell office:value-type="string" calcext:value-type="string">
            <text:p>td_b_c.i_39.txt</text:p>
          </table:table-cell>
          <table:table-cell office:value-type="float" office:value="931" calcext:value-type="float">
            <text:p>931</text:p>
          </table:table-cell>
          <table:table-cell office:value-type="float" office:value="0.6" calcext:value-type="float">
            <text:p>0.6</text:p>
          </table:table-cell>
          <table:table-cell office:value-type="float" office:value="1551.66666666667" calcext:value-type="float">
            <text:p>1551.66666666667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41.txt</text:p>
          </table:table-cell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clp_35.txt</text:p>
          </table:table-cell>
          <table:table-cell office:value-type="float" office:value="1587" calcext:value-type="float">
            <text:p>1587</text:p>
          </table:table-cell>
          <table:table-cell office:value-type="float" office:value="1" calcext:value-type="float">
            <text:p>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cplp_1.txt</text:p>
          </table:table-cell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647.5" calcext:value-type="float">
            <text:p>647.5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cplp_5.txt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em.8_1.txt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em.9_1.txt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34.txt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38.txt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isar_76.txt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isar_80.txt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mem.4_10.txt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mem.4_13.txt</text:p>
          </table:table-cell>
          <table:table-cell office:value-type="float" office:value="701" calcext:value-type="float">
            <text:p>701</text:p>
          </table:table-cell>
          <table:table-cell office:value-type="float" office:value="0.6" calcext:value-type="float">
            <text:p>0.6</text:p>
          </table:table-cell>
          <table:table-cell office:value-type="float" office:value="1168.33333333333" calcext:value-type="float">
            <text:p>1168.33333333333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i_mem.4_16.txt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2_32.txt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737.5" calcext:value-type="float">
            <text:p>737.5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4_10.txt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4_13.txt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4_16.txt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6_10.txt</text:p>
          </table:table-cell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7_13.txt</text:p>
          </table:table-cell>
          <table:table-cell office:value-type="float" office:value="1081" calcext:value-type="float">
            <text:p>1081</text:p>
          </table:table-cell>
          <table:table-cell office:value-type="float" office:value="0.6" calcext:value-type="float">
            <text:p>0.6</text:p>
          </table:table-cell>
          <table:table-cell office:value-type="float" office:value="1801.66666666667" calcext:value-type="float">
            <text:p>1801.66666666667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7_16.txt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c.i_mem.8_1.txt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ede_2_1.txt</text:p>
          </table:table-cell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efd_1_1.txt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ex(64)_1.txt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_ex(66)_1.txt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d_b</text:p>
          </table:table-cell>
        </table:table-row>
        <table:table-row table:style-name="ro1">
          <table:table-cell office:value-type="string" calcext:value-type="string">
            <text:p>td_b(s-xxx)_1.txt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td_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11:50:00.871266867</dc:date>
    <meta:editing-duration>PT8M32S</meta:editing-duration>
    <meta:editing-cycles>1</meta:editing-cycles>
    <meta:document-statistic meta:table-count="1" meta:cell-count="114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35cm" svg:height="10.82cm" xlink:href=".." xlink:type="simple" chart:class="chart:scatter" chart:style-name="ch1">
        <chart:legend chart:legend-position="end" svg:x="17.739cm" svg:y="5.111cm" style:legend-expansion="high" chart:style-name="ch2"/>
        <chart:plot-area chart:style-name="ch3" table:cell-range-address="'un-labeled'.B1:'un-labeled'.C228" chart:data-source-has-labels="row" svg:x="1.395cm" svg:y="0.216cm" svg:width="15.96cm" svg:height="9.407cm">
          <chartooo:coordinate-region svg:x="2.016cm" svg:y="0.415cm" svg:width="14.874cm" svg:height="8.561cm"/>
          <chart:axis chart:dimension="x" chart:name="primary-x" chart:style-name="ch4">
            <chart:title svg:x="7.108cm" svg:y="9.839cm" chart:style-name="ch5">
              <text:p>Number of Words in Document</text:p>
            </chart:title>
          </chart:axis>
          <chart:axis chart:dimension="y" chart:name="primary-y" chart:style-name="ch4">
            <chart:title svg:x="0.451cm" svg:y="7.225cm" chart:style-name="ch6">
              <text:p>Time Taken to Translate (Days)</text:p>
            </chart:title>
            <chart:grid chart:style-name="ch7" chart:class="major"/>
          </chart:axis>
          <chart:series chart:style-name="ch8" chart:values-cell-range-address="'un-labeled'.C2:'un-labeled'.C228" chart:label-cell-address="'un-labeled'.C1:'un-labeled'.C1" chart:class="chart:scatter">
            <chart:domain table:cell-range-address="'un-labeled'.B2:'un-labeled'.B228"/>
            <chart:data-point chart:repeated="2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ys</text:p>
                <draw:g>
                  <svg:desc>'un-labeled'.C1:'un-labele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53">
                <text:p>12153</text:p>
                <draw:g>
                  <svg:desc>'un-labeled'.B2:'un-labeled'.B228</svg:desc>
                </draw:g>
              </table:table-cell>
              <table:table-cell office:value-type="float" office:value="9.5">
                <text:p>9.5</text:p>
                <draw:g>
                  <svg:desc>'un-labeled'.C2:'un-labeled'.C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11">
                <text:p>126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66">
                <text:p>122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57">
                <text:p>123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20">
                <text:p>5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87">
                <text:p>12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84">
                <text:p>1238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36">
                <text:p>1253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94">
                <text:p>124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73">
                <text:p>997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9">
                <text:p>100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27">
                <text:p>1242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7">
                <text:p>11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84">
                <text:p>88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41">
                <text:p>1264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80">
                <text:p>123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62">
                <text:p>120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58">
                <text:p>1255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9">
                <text:p>75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4">
                <text:p>8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0">
                <text:p>115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21">
                <text:p>11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74">
                <text:p>108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45">
                <text:p>1254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81">
                <text:p>12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43">
                <text:p>120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11">
                <text:p>124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65">
                <text:p>122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94">
                <text:p>12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63">
                <text:p>124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12">
                <text:p>123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29">
                <text:p>1112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95">
                <text:p>11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35">
                <text:p>12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64">
                <text:p>1256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32">
                <text:p>12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6">
                <text:p>109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13">
                <text:p>125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65">
                <text:p>1256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64">
                <text:p>1206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68">
                <text:p>7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12">
                <text:p>1251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20">
                <text:p>11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18">
                <text:p>12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53">
                <text:p>127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0">
                <text:p>12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51">
                <text:p>124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02">
                <text:p>12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83">
                <text:p>125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20">
                <text:p>10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">
                <text:p>15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586">
                <text:p>225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43">
                <text:p>4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08">
                <text:p>185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45">
                <text:p>9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5">
                <text:p>34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95">
                <text:p>223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2">
                <text:p>5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28">
                <text:p>12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248">
                <text:p>202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04">
                <text:p>8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39">
                <text:p>123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70">
                <text:p>125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19">
                <text:p>127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09">
                <text:p>12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8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90">
                <text:p>1489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64">
                <text:p>211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9">
                <text:p>337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68">
                <text:p>15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3">
                <text:p>2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98">
                <text:p>19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6">
                <text:p>2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53">
                <text:p>1255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9">
                <text:p>2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129">
                <text:p>24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69">
                <text:p>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04">
                <text:p>710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17">
                <text:p>6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77">
                <text:p>4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7">
                <text:p>2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">
                <text:p>262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0">
                <text:p>33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30">
                <text:p>6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89">
                <text:p>3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85">
                <text:p>30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44">
                <text:p>230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32">
                <text:p>5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96">
                <text:p>5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25">
                <text:p>94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0">
                <text:p>3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33">
                <text:p>235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07">
                <text:p>10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57">
                <text:p>134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30">
                <text:p>12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44">
                <text:p>178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72">
                <text:p>8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70">
                <text:p>4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26">
                <text:p>4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36">
                <text:p>5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96">
                <text:p>52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36">
                <text:p>79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40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26">
                <text:p>256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24">
                <text:p>142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97">
                <text:p>69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711">
                <text:p>187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30">
                <text:p>14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66">
                <text:p>13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47">
                <text:p>1234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64">
                <text:p>1276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36">
                <text:p>12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16">
                <text:p>7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13">
                <text:p>172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811">
                <text:p>238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68">
                <text:p>140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92">
                <text:p>1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2">
                <text:p>457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59">
                <text:p>78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03">
                <text:p>1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4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13">
                <text:p>7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52">
                <text:p>31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0">
                <text:p>2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39">
                <text:p>3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09">
                <text:p>4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3">
                <text:p>138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84">
                <text:p>6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41">
                <text:p>964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16">
                <text:p>83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78">
                <text:p>2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85">
                <text:p>30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36">
                <text:p>16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73">
                <text:p>2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2">
                <text:p>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55">
                <text:p>34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3">
                <text:p>1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4">
                <text:p>1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9">
                <text:p>2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2">
                <text:p>1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32">
                <text:p>493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23">
                <text:p>14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70">
                <text:p>6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5">
                <text:p>1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96">
                <text:p>7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51">
                <text:p>80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9">
                <text:p>3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4">
                <text:p>2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0">
                <text:p>16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82">
                <text:p>27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4">
                <text:p>3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68">
                <text:p>27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89">
                <text:p>10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29">
                <text:p>13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8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0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5">
                <text:p>1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4">
                <text:p>1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1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7">
                <text:p>2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5">
                <text:p>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8">
                <text:p>2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45">
                <text:p>3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1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7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02">
                <text:p>1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7">
                <text:p>1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3">
                <text:p>61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6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5">
                <text:p>4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2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1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4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08">
                <text:p>9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080">
                <text:p>110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67">
                <text:p>1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14">
                <text:p>3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11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9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4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4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7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97">
                <text:p>2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7">
                <text:p>280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0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7">
                <text:p>1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9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8">
                <text:p>343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79">
                <text:p>3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79">
                <text:p>7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523">
                <text:p>395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51">
                <text:p>9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84">
                <text:p>86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62">
                <text:p>4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1">
                <text:p>9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2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87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5">
                <text:p>1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2">
                <text:p>1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8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3">
                <text:p>1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77">
                <text:p>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77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31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5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1">
                <text:p>7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2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5">
                <text:p>1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1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4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3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1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1">
                <text:p>10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05">
                <text:p>1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3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8">
                <text:p>1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4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6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2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8">
                <text:p>82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52cm" svg:height="11.11cm" xlink:href=".." xlink:type="simple" chart:class="chart:scatter" chart:style-name="ch1">
        <chart:legend chart:legend-position="end" svg:x="17.965cm" svg:y="5.256cm" style:legend-expansion="high" chart:style-name="ch2"/>
        <chart:plot-area chart:style-name="ch3" table:cell-range-address="'un-labeled'.B1:'un-labeled'.B228 'un-labeled'.D1:'un-labeled'.D228" chart:data-source-has-labels="row" svg:x="1.406cm" svg:y="0.222cm" svg:width="16.164cm" svg:height="9.685cm">
          <chartooo:coordinate-region svg:x="2.398cm" svg:y="0.421cm" svg:width="14.707cm" svg:height="8.839cm"/>
          <chart:axis chart:dimension="x" chart:name="primary-x" chart:style-name="ch4">
            <chart:title svg:x="7.221cm" svg:y="10.129cm" chart:style-name="ch5">
              <text:p>Number of Words in Document</text:p>
            </chart:title>
          </chart:axis>
          <chart:axis chart:dimension="y" chart:name="primary-y" chart:style-name="ch4">
            <chart:title svg:x="0.451cm" svg:y="6.973cm" chart:style-name="ch6">
              <text:p>Words Translated per day</text:p>
            </chart:title>
            <chart:grid chart:style-name="ch7" chart:class="major"/>
          </chart:axis>
          <chart:series chart:style-name="ch8" chart:values-cell-range-address="'un-labeled'.D2:'un-labeled'.D228" chart:label-cell-address="'un-labeled'.D1:'un-labeled'.D1" chart:class="chart:scatter">
            <chart:domain table:cell-range-address="'un-labeled'.B2:'un-labeled'.B228"/>
            <chart:data-point chart:repeated="2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erday</text:p>
                <draw:g>
                  <svg:desc>'un-labeled'.D1:'un-labele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53">
                <text:p>12153</text:p>
                <draw:g>
                  <svg:desc>'un-labeled'.B2:'un-labeled'.B228</svg:desc>
                </draw:g>
              </table:table-cell>
              <table:table-cell office:value-type="float" office:value="1279.26315789474">
                <text:p>1279.26315789474</text:p>
                <draw:g>
                  <svg:desc>'un-labeled'.D2:'un-labeled'.D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11">
                <text:p>12611</text:p>
              </table:table-cell>
              <table:table-cell office:value-type="float" office:value="1146.45454545455">
                <text:p>1146.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66">
                <text:p>12266</text:p>
              </table:table-cell>
              <table:table-cell office:value-type="float" office:value="876.142857142857">
                <text:p>876.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57">
                <text:p>12357</text:p>
              </table:table-cell>
              <table:table-cell office:value-type="float" office:value="950.538461538462">
                <text:p>950.53846153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20">
                <text:p>5920</text:p>
              </table:table-cell>
              <table:table-cell office:value-type="float" office:value="845.714285714286">
                <text:p>845.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87">
                <text:p>12387</text:p>
              </table:table-cell>
              <table:table-cell office:value-type="float" office:value="1238.7">
                <text:p>123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84">
                <text:p>12384</text:p>
              </table:table-cell>
              <table:table-cell office:value-type="float" office:value="1651.2">
                <text:p>165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36">
                <text:p>12536</text:p>
              </table:table-cell>
              <table:table-cell office:value-type="float" office:value="1090.08695652174">
                <text:p>1090.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94">
                <text:p>12494</text:p>
              </table:table-cell>
              <table:table-cell office:value-type="float" office:value="1135.81818181818">
                <text:p>1135.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73">
                <text:p>9973</text:p>
              </table:table-cell>
              <table:table-cell office:value-type="float" office:value="1173.29411764706">
                <text:p>1173.2941176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9">
                <text:p>10009</text:p>
              </table:table-cell>
              <table:table-cell office:value-type="float" office:value="1668.16666666667">
                <text:p>1668.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27">
                <text:p>12427</text:p>
              </table:table-cell>
              <table:table-cell office:value-type="float" office:value="1308.10526315789">
                <text:p>1308.1052631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7">
                <text:p>11877</text:p>
              </table:table-cell>
              <table:table-cell office:value-type="float" office:value="1079.72727272727">
                <text:p>1079.72727272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84">
                <text:p>8884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41">
                <text:p>12641</text:p>
              </table:table-cell>
              <table:table-cell office:value-type="float" office:value="1944.76923076923">
                <text:p>1944.7692307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80">
                <text:p>12380</text:p>
              </table:table-cell>
              <table:table-cell office:value-type="float" office:value="1547.5">
                <text:p>154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62">
                <text:p>12062</text:p>
              </table:table-cell>
              <table:table-cell office:value-type="float" office:value="2010.33333333333">
                <text:p>2010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58">
                <text:p>12558</text:p>
              </table:table-cell>
              <table:table-cell office:value-type="float" office:value="1321.89473684211">
                <text:p>1321.89473684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9">
                <text:p>7509</text:p>
              </table:table-cell>
              <table:table-cell office:value-type="float" office:value="834.333333333333">
                <text:p>834.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4">
                <text:p>8724</text:p>
              </table:table-cell>
              <table:table-cell office:value-type="float" office:value="1744.8">
                <text:p>174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00">
                <text:p>11500</text:p>
              </table:table-cell>
              <table:table-cell office:value-type="float" office:value="2090.90909090909">
                <text:p>2090.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21">
                <text:p>11621</text:p>
              </table:table-cell>
              <table:table-cell office:value-type="float" office:value="1452.625">
                <text:p>1452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74">
                <text:p>10874</text:p>
              </table:table-cell>
              <table:table-cell office:value-type="float" office:value="1208.22222222222">
                <text:p>1208.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45">
                <text:p>12545</text:p>
              </table:table-cell>
              <table:table-cell office:value-type="float" office:value="1475.88235294118">
                <text:p>1475.88235294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81">
                <text:p>12081</text:p>
              </table:table-cell>
              <table:table-cell office:value-type="float" office:value="2013.5">
                <text:p>201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43">
                <text:p>12043</text:p>
              </table:table-cell>
              <table:table-cell office:value-type="float" office:value="1338.11111111111">
                <text:p>1338.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11">
                <text:p>12411</text:p>
              </table:table-cell>
              <table:table-cell office:value-type="float" office:value="2068.5">
                <text:p>206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65">
                <text:p>12265</text:p>
              </table:table-cell>
              <table:table-cell office:value-type="float" office:value="1362.77777777778">
                <text:p>1362.7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94">
                <text:p>12194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63">
                <text:p>12463</text:p>
              </table:table-cell>
              <table:table-cell office:value-type="float" office:value="1557.875">
                <text:p>1557.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12">
                <text:p>12312</text:p>
              </table:table-cell>
              <table:table-cell office:value-type="float" office:value="1758.85714285714">
                <text:p>1758.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29">
                <text:p>11129</text:p>
              </table:table-cell>
              <table:table-cell office:value-type="float" office:value="2023.45454545455">
                <text:p>2023.45454545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95">
                <text:p>11895</text:p>
              </table:table-cell>
              <table:table-cell office:value-type="float" office:value="1982.5">
                <text:p>198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35">
                <text:p>12535</text:p>
              </table:table-cell>
              <table:table-cell office:value-type="float" office:value="1790.71428571429">
                <text:p>1790.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64">
                <text:p>12564</text:p>
              </table:table-cell>
              <table:table-cell office:value-type="float" office:value="1478.11764705882">
                <text:p>1478.11764705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32">
                <text:p>12332</text:p>
              </table:table-cell>
              <table:table-cell office:value-type="float" office:value="2055.33333333333">
                <text:p>2055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56">
                <text:p>10956</text:p>
              </table:table-cell>
              <table:table-cell office:value-type="float" office:value="842.769230769231">
                <text:p>842.769230769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13">
                <text:p>12513</text:p>
              </table:table-cell>
              <table:table-cell office:value-type="float" office:value="1564.125">
                <text:p>1564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65">
                <text:p>12565</text:p>
              </table:table-cell>
              <table:table-cell office:value-type="float" office:value="1675.33333333333">
                <text:p>1675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64">
                <text:p>12064</text:p>
              </table:table-cell>
              <table:table-cell office:value-type="float" office:value="2680.88888888889">
                <text:p>2680.8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68">
                <text:p>7768</text:p>
              </table:table-cell>
              <table:table-cell office:value-type="float" office:value="1553.6">
                <text:p>1553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12">
                <text:p>12512</text:p>
              </table:table-cell>
              <table:table-cell office:value-type="float" office:value="1317.05263157895">
                <text:p>1317.05263157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20">
                <text:p>1152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18">
                <text:p>12218</text:p>
              </table:table-cell>
              <table:table-cell office:value-type="float" office:value="1527.25">
                <text:p>1527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53">
                <text:p>12753</text:p>
              </table:table-cell>
              <table:table-cell office:value-type="float" office:value="910.928571428571">
                <text:p>910.928571428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0">
                <text:p>12070</text:p>
              </table:table-cell>
              <table:table-cell office:value-type="float" office:value="1508.75">
                <text:p>1508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51">
                <text:p>12451</text:p>
              </table:table-cell>
              <table:table-cell office:value-type="float" office:value="889.357142857143">
                <text:p>889.357142857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02">
                <text:p>12202</text:p>
              </table:table-cell>
              <table:table-cell office:value-type="float" office:value="1109.27272727273">
                <text:p>1109.27272727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83">
                <text:p>12583</text:p>
              </table:table-cell>
              <table:table-cell office:value-type="float" office:value="1572.875">
                <text:p>1572.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20">
                <text:p>1032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">
                <text:p>15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586">
                <text:p>22586</text:p>
              </table:table-cell>
              <table:table-cell office:value-type="float" office:value="1129.3">
                <text:p>1129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43">
                <text:p>474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08">
                <text:p>18508</text:p>
              </table:table-cell>
              <table:table-cell office:value-type="float" office:value="1233.86666666667">
                <text:p>1233.8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45">
                <text:p>9245</text:p>
              </table:table-cell>
              <table:table-cell office:value-type="float" office:value="1155.625">
                <text:p>1155.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488.5">
                <text:p>48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5">
                <text:p>3445</text:p>
              </table:table-cell>
              <table:table-cell office:value-type="float" office:value="492.142857142857">
                <text:p>492.142857142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95">
                <text:p>22395</text:p>
              </table:table-cell>
              <table:table-cell office:value-type="float" office:value="1178.68421052632">
                <text:p>1178.68421052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2">
                <text:p>5002</text:p>
              </table:table-cell>
              <table:table-cell office:value-type="float" office:value="1667.33333333333">
                <text:p>1667.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28">
                <text:p>12028</text:p>
              </table:table-cell>
              <table:table-cell office:value-type="float" office:value="2405.6">
                <text:p>2405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248">
                <text:p>20248</text:p>
              </table:table-cell>
              <table:table-cell office:value-type="float" office:value="2249.77777777778">
                <text:p>2249.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04">
                <text:p>8404</text:p>
              </table:table-cell>
              <table:table-cell office:value-type="float" office:value="1200.57142857143">
                <text:p>1200.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39">
                <text:p>12339</text:p>
              </table:table-cell>
              <table:table-cell office:value-type="float" office:value="771.1875">
                <text:p>771.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70">
                <text:p>12570</text:p>
              </table:table-cell>
              <table:table-cell office:value-type="float" office:value="1142.72727272727">
                <text:p>1142.72727272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19">
                <text:p>12719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09">
                <text:p>12509</text:p>
              </table:table-cell>
              <table:table-cell office:value-type="float" office:value="1250.9">
                <text:p>1250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8">
                <text:p>3318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90">
                <text:p>14890</text:p>
              </table:table-cell>
              <table:table-cell office:value-type="float" office:value="1294.78260869565">
                <text:p>1294.78260869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164">
                <text:p>21164</text:p>
              </table:table-cell>
              <table:table-cell office:value-type="float" office:value="1410.93333333333">
                <text:p>1410.9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9">
                <text:p>3379</text:p>
              </table:table-cell>
              <table:table-cell office:value-type="float" office:value="1351.6">
                <text:p>1351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68">
                <text:p>15468</text:p>
              </table:table-cell>
              <table:table-cell office:value-type="float" office:value="773.4">
                <text:p>77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3">
                <text:p>2043</text:p>
              </table:table-cell>
              <table:table-cell office:value-type="float" office:value="1021.5">
                <text:p>102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98">
                <text:p>19098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46">
                <text:p>2146</text:p>
              </table:table-cell>
              <table:table-cell office:value-type="float" office:value="715.333333333333">
                <text:p>715.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53">
                <text:p>12553</text:p>
              </table:table-cell>
              <table:table-cell office:value-type="float" office:value="1195.52380952381">
                <text:p>1195.52380952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9">
                <text:p>2519</text:p>
              </table:table-cell>
              <table:table-cell office:value-type="float" office:value="629.75">
                <text:p>629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129">
                <text:p>24129</text:p>
              </table:table-cell>
              <table:table-cell office:value-type="float" office:value="2010.75">
                <text:p>2010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69">
                <text:p>4069</text:p>
              </table:table-cell>
              <table:table-cell office:value-type="float" office:value="2034.5">
                <text:p>203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04">
                <text:p>7104</text:p>
              </table:table-cell>
              <table:table-cell office:value-type="float" office:value="1291.63636363636">
                <text:p>1291.636363636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17">
                <text:p>611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77">
                <text:p>4377</text:p>
              </table:table-cell>
              <table:table-cell office:value-type="float" office:value="1094.25">
                <text:p>1094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37">
                <text:p>2837</text:p>
              </table:table-cell>
              <table:table-cell office:value-type="float" office:value="1418.5">
                <text:p>1418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">
                <text:p>2626</text:p>
              </table:table-cell>
              <table:table-cell office:value-type="float" office:value="1750.66666666667">
                <text:p>1750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0">
                <text:p>335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30">
                <text:p>6230</text:p>
              </table:table-cell>
              <table:table-cell office:value-type="float" office:value="1557.5">
                <text:p>155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89">
                <text:p>3089</text:p>
              </table:table-cell>
              <table:table-cell office:value-type="float" office:value="1544.5">
                <text:p>1544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85">
                <text:p>3085</text:p>
              </table:table-cell>
              <table:table-cell office:value-type="float" office:value="1542.5">
                <text:p>154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44">
                <text:p>23044</text:p>
              </table:table-cell>
              <table:table-cell office:value-type="float" office:value="1536.26666666667">
                <text:p>1536.2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32">
                <text:p>5032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96">
                <text:p>5496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25">
                <text:p>9425</text:p>
              </table:table-cell>
              <table:table-cell office:value-type="float" office:value="1346.42857142857">
                <text:p>1346.42857142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0">
                <text:p>3490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33">
                <text:p>23533</text:p>
              </table:table-cell>
              <table:table-cell office:value-type="float" office:value="1568.86666666667">
                <text:p>1568.8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07">
                <text:p>10907</text:p>
              </table:table-cell>
              <table:table-cell office:value-type="float" office:value="1363.375">
                <text:p>1363.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57">
                <text:p>13457</text:p>
              </table:table-cell>
              <table:table-cell office:value-type="float" office:value="1035.15384615385">
                <text:p>1035.15384615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30">
                <text:p>1213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44">
                <text:p>17844</text:p>
              </table:table-cell>
              <table:table-cell office:value-type="float" office:value="2549.14285714286">
                <text:p>2549.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72">
                <text:p>8772</text:p>
              </table:table-cell>
              <table:table-cell office:value-type="float" office:value="1754.4">
                <text:p>1754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70">
                <text:p>4070</text:p>
              </table:table-cell>
              <table:table-cell office:value-type="float" office:value="1356.66666666667">
                <text:p>1356.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26">
                <text:p>4726</text:p>
              </table:table-cell>
              <table:table-cell office:value-type="float" office:value="1181.5">
                <text:p>118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36">
                <text:p>5236</text:p>
              </table:table-cell>
              <table:table-cell office:value-type="float" office:value="1047.2">
                <text:p>1047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96">
                <text:p>5296</text:p>
              </table:table-cell>
              <table:table-cell office:value-type="float" office:value="1513.14285714286">
                <text:p>1513.14285714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36">
                <text:p>7936</text:p>
              </table:table-cell>
              <table:table-cell office:value-type="float" office:value="1322.66666666667">
                <text:p>1322.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40">
                <text:p>174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26">
                <text:p>25626</text:p>
              </table:table-cell>
              <table:table-cell office:value-type="float" office:value="1281.3">
                <text:p>1281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24">
                <text:p>14224</text:p>
              </table:table-cell>
              <table:table-cell office:value-type="float" office:value="1293.09090909091">
                <text:p>1293.09090909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97">
                <text:p>6997</text:p>
              </table:table-cell>
              <table:table-cell office:value-type="float" office:value="999.571428571429">
                <text:p>999.571428571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711">
                <text:p>18711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230">
                <text:p>14230</text:p>
              </table:table-cell>
              <table:table-cell office:value-type="float" office:value="1778.75">
                <text:p>1778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766">
                <text:p>13766</text:p>
              </table:table-cell>
              <table:table-cell office:value-type="float" office:value="1720.75">
                <text:p>1720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47">
                <text:p>12347</text:p>
              </table:table-cell>
              <table:table-cell office:value-type="float" office:value="1175.90476190476">
                <text:p>1175.90476190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64">
                <text:p>12764</text:p>
              </table:table-cell>
              <table:table-cell office:value-type="float" office:value="1701.86666666667">
                <text:p>1701.8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36">
                <text:p>12536</text:p>
              </table:table-cell>
              <table:table-cell office:value-type="float" office:value="1790.85714285714">
                <text:p>1790.85714285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16">
                <text:p>7816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13">
                <text:p>17213</text:p>
              </table:table-cell>
              <table:table-cell office:value-type="float" office:value="1564.81818181818">
                <text:p>1564.81818181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811">
                <text:p>23811</text:p>
              </table:table-cell>
              <table:table-cell office:value-type="float" office:value="1831.61538461538">
                <text:p>1831.61538461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68">
                <text:p>14068</text:p>
              </table:table-cell>
              <table:table-cell office:value-type="float" office:value="1406.8">
                <text:p>1406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92">
                <text:p>12992</text:p>
              </table:table-cell>
              <table:table-cell office:value-type="float" office:value="1443.55555555556">
                <text:p>1443.55555555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2">
                <text:p>4572</text:p>
              </table:table-cell>
              <table:table-cell office:value-type="float" office:value="1306.28571428571">
                <text:p>1306.285714285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59">
                <text:p>7859</text:p>
              </table:table-cell>
              <table:table-cell office:value-type="float" office:value="1964.75">
                <text:p>1964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03">
                <text:p>1603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4">
                <text:p>83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13">
                <text:p>7313</text:p>
              </table:table-cell>
              <table:table-cell office:value-type="float" office:value="1828.25">
                <text:p>1828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52">
                <text:p>3152</text:p>
              </table:table-cell>
              <table:table-cell office:value-type="float" office:value="900.571428571429">
                <text:p>900.5714285714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0">
                <text:p>235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39">
                <text:p>3139</text:p>
              </table:table-cell>
              <table:table-cell office:value-type="float" office:value="1569.5">
                <text:p>1569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7">
                <text:p>94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09">
                <text:p>4509</text:p>
              </table:table-cell>
              <table:table-cell office:value-type="float" office:value="901.8">
                <text:p>901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83">
                <text:p>138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84">
                <text:p>6184</text:p>
              </table:table-cell>
              <table:table-cell office:value-type="float" office:value="1030.66666666667">
                <text:p>1030.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41">
                <text:p>9641</text:p>
              </table:table-cell>
              <table:table-cell office:value-type="float" office:value="1752.90909090909">
                <text:p>1752.90909090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16">
                <text:p>831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78">
                <text:p>2278</text:p>
              </table:table-cell>
              <table:table-cell office:value-type="float" office:value="455.6">
                <text:p>45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85">
                <text:p>3085</text:p>
              </table:table-cell>
              <table:table-cell office:value-type="float" office:value="440.714285714286">
                <text:p>440.714285714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36">
                <text:p>1636</text:p>
              </table:table-cell>
              <table:table-cell office:value-type="float" office:value="467.428571428571">
                <text:p>467.428571428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73">
                <text:p>2473</text:p>
              </table:table-cell>
              <table:table-cell office:value-type="float" office:value="1236.5">
                <text:p>123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2">
                <text:p>205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55">
                <text:p>3455</text:p>
              </table:table-cell>
              <table:table-cell office:value-type="float" office:value="1151.66666666667">
                <text:p>1151.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83">
                <text:p>1983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84">
                <text:p>128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9">
                <text:p>2999</text:p>
              </table:table-cell>
              <table:table-cell office:value-type="float" office:value="1499.5">
                <text:p>1499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02">
                <text:p>1402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32">
                <text:p>4932</text:p>
              </table:table-cell>
              <table:table-cell office:value-type="float" office:value="1972.8">
                <text:p>1972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223">
                <text:p>14223</text:p>
              </table:table-cell>
              <table:table-cell office:value-type="float" office:value="2031.85714285714">
                <text:p>2031.857142857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70">
                <text:p>687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85">
                <text:p>1885</text:p>
              </table:table-cell>
              <table:table-cell office:value-type="float" office:value="942.5">
                <text:p>942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96">
                <text:p>709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51">
                <text:p>8051</text:p>
              </table:table-cell>
              <table:table-cell office:value-type="float" office:value="1341.83333333333">
                <text:p>1341.8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9">
                <text:p>3889</text:p>
              </table:table-cell>
              <table:table-cell office:value-type="float" office:value="1944.5">
                <text:p>194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24">
                <text:p>2524</text:p>
              </table:table-cell>
              <table:table-cell office:value-type="float" office:value="841.333333333333">
                <text:p>841.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0">
                <text:p>1690</text:p>
              </table:table-cell>
              <table:table-cell office:value-type="float" office:value="1126.66666666667">
                <text:p>1126.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82">
                <text:p>2782</text:p>
              </table:table-cell>
              <table:table-cell office:value-type="float" office:value="794.857142857143">
                <text:p>794.8571428571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4">
                <text:p>3044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68">
                <text:p>2768</text:p>
              </table:table-cell>
              <table:table-cell office:value-type="float" office:value="1845.33333333333">
                <text:p>1845.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89">
                <text:p>10289</text:p>
              </table:table-cell>
              <table:table-cell office:value-type="float" office:value="2572.25">
                <text:p>2572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29">
                <text:p>13129</text:p>
              </table:table-cell>
              <table:table-cell office:value-type="float" office:value="1458.77777777778">
                <text:p>1458.7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5">
                <text:p>58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8">
                <text:p>159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15">
                <text:p>181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4">
                <text:p>131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1">
                <text:p>58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7">
                <text:p>2707</text:p>
              </table:table-cell>
              <table:table-cell office:value-type="float" office:value="1353.5">
                <text:p>1353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5">
                <text:p>1685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8">
                <text:p>2538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45">
                <text:p>3845</text:p>
              </table:table-cell>
              <table:table-cell office:value-type="float" office:value="1922.5">
                <text:p>192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02">
                <text:p>130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7">
                <text:p>1737</text:p>
              </table:table-cell>
              <table:table-cell office:value-type="float" office:value="868.5">
                <text:p>868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3">
                <text:p>613</text:p>
              </table:table-cell>
              <table:table-cell office:value-type="float" office:value="408.666666666667">
                <text:p>408.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6">
                <text:p>95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5">
                <text:p>415</text:p>
              </table:table-cell>
              <table:table-cell office:value-type="float" office:value="691.666666666667">
                <text:p>691.6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82">
                <text:p>128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08">
                <text:p>9908</text:p>
              </table:table-cell>
              <table:table-cell office:value-type="float" office:value="1981.6">
                <text:p>1981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080">
                <text:p>11080</text:p>
              </table:table-cell>
              <table:table-cell office:value-type="float" office:value="1007.27272727273">
                <text:p>1007.27272727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67">
                <text:p>1967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14">
                <text:p>371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11">
                <text:p>3011</text:p>
              </table:table-cell>
              <table:table-cell office:value-type="float" office:value="1505.5">
                <text:p>1505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9">
                <text:p>155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6">
                <text:p>165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97">
                <text:p>20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07">
                <text:p>2807</text:p>
              </table:table-cell>
              <table:table-cell office:value-type="float" office:value="1122.8">
                <text:p>1122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7">
                <text:p>1387</text:p>
              </table:table-cell>
              <table:table-cell office:value-type="float" office:value="462.333333333333">
                <text:p>462.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38">
                <text:p>3438</text:p>
              </table:table-cell>
              <table:table-cell office:value-type="float" office:value="982.285714285714">
                <text:p>982.285714285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79">
                <text:p>3179</text:p>
              </table:table-cell>
              <table:table-cell office:value-type="float" office:value="1589.5">
                <text:p>1589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79">
                <text:p>7179</text:p>
              </table:table-cell>
              <table:table-cell office:value-type="float" office:value="1794.75">
                <text:p>1794.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523">
                <text:p>39523</text:p>
              </table:table-cell>
              <table:table-cell office:value-type="float" office:value="2324.88235294118">
                <text:p>2324.882352941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451">
                <text:p>9451</text:p>
              </table:table-cell>
              <table:table-cell office:value-type="float" office:value="1890.2">
                <text:p>1890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84">
                <text:p>8684</text:p>
              </table:table-cell>
              <table:table-cell office:value-type="float" office:value="1240.57142857143">
                <text:p>1240.571428571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62">
                <text:p>4962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31">
                <text:p>931</text:p>
              </table:table-cell>
              <table:table-cell office:value-type="float" office:value="1551.66666666667">
                <text:p>1551.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2">
                <text:p>158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87">
                <text:p>158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95">
                <text:p>1295</text:p>
              </table:table-cell>
              <table:table-cell office:value-type="float" office:value="647.5">
                <text:p>64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2">
                <text:p>166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8">
                <text:p>87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77">
                <text:p>137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77">
                <text:p>117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1">
                <text:p>701</text:p>
              </table:table-cell>
              <table:table-cell office:value-type="float" office:value="1168.33333333333">
                <text:p>1168.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12">
                <text:p>81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5">
                <text:p>1475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31">
                <text:p>93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3">
                <text:p>82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1">
                <text:p>851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1">
                <text:p>1081</text:p>
              </table:table-cell>
              <table:table-cell office:value-type="float" office:value="1801.66666666667">
                <text:p>1801.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05">
                <text:p>120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8">
                <text:p>156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14">
                <text:p>101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6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8">
                <text:p>828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